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2.598in"/>
    </style:style>
    <style:style style:name="co5" style:family="table-column">
      <style:table-column-properties fo:break-before="auto" style:column-width="2.6925in"/>
    </style:style>
    <style:style style:name="co6" style:family="table-column">
      <style:table-column-properties fo:break-before="auto" style:column-width="1.7756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7535in"/>
    </style:style>
    <style:style style:name="co11" style:family="table-column">
      <style:table-column-properties fo:break-before="auto" style:column-width="1.2173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1.3161in"/>
    </style:style>
    <style:style style:name="co14" style:family="table-column">
      <style:table-column-properties fo:break-before="auto" style:column-width="1.0307in"/>
    </style:style>
    <style:style style:name="co15" style:family="table-column">
      <style:table-column-properties fo:break-before="auto" style:column-width="1.5264in"/>
    </style:style>
    <style:style style:name="co16" style:family="table-column">
      <style:table-column-properties fo:break-before="auto" style:column-width="1.7354in"/>
    </style:style>
    <style:style style:name="co17" style:family="table-column">
      <style:table-column-properties fo:break-before="auto" style:column-width="1.2953in"/>
    </style:style>
    <style:style style:name="co18" style:family="table-column">
      <style:table-column-properties fo:break-before="auto" style:column-width="2.4043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1571in"/>
    </style:style>
    <style:style style:name="co21" style:family="table-column">
      <style:table-column-properties fo:break-before="auto" style:column-width="0.9665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Calibrazione">
      <style:table-properties table:display="true" style:writing-mode="lr-tb"/>
    </style:style>
    <style:style style:name="ta2" style:family="table" style:master-page-name="PageStyle_5f_Diodo_20_Si">
      <style:table-properties table:display="true" style:writing-mode="lr-tb"/>
    </style:style>
    <style:style style:name="ta3" style:family="table" style:master-page-name="PageStyle_5f_Diodo_20_G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2.24pt solid #00a933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2.24pt solid #00a933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7" style:family="table-cell" style:parent-style-name="Default" style:data-style-name="N4">
      <style:table-cell-properties fo:border-bottom="2.24pt solid #00a933" fo:background-color="#ffff00" style:text-align-source="fix" style:repeat-content="false" fo:border-left="none" fo:border-right="none" style:rotation-align="none" fo:border-top="non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ffff00" style:text-align-source="fix" style:repeat-content="false" fo:wrap-option="no-wrap" fo:border-left="none" style:direction="ltr" fo:border-right="none" style:rotation-angle="0" style:rotation-align="none" style:shrink-to-fit="false" fo:border-top="2.24pt solid #ff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6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62">
      <style:table-cell-properties fo:border-bottom="2.24pt solid #00a933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62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62">
      <style:table-cell-properties fo:border-bottom="2.24pt solid #00a933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in"/>
    </style:style>
    <style:style style:name="ce16" style:family="table-cell" style:parent-style-name="Default" style:data-style-name="N4">
      <style:table-cell-properties fo:border-bottom="2.24pt solid #00a933" style:text-align-source="fix" style:repeat-content="false" fo:border-left="none" fo:border-right="none" style:rotation-align="none" fo:border-top="none"/>
      <style:paragraph-properties fo:text-align="center" fo:margin-left="0in"/>
    </style:style>
    <style:style style:name="ce17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2.24pt solid #ff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2.24pt solid #ff0000"/>
      <style:paragraph-properties fo:text-align="center" fo:margin-left="0in"/>
    </style:style>
    <style:style style:name="ce19" style:family="table-cell" style:parent-style-name="Default" style:data-style-name="N0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2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0">
      <style:table-cell-properties fo:border-bottom="2.24pt solid #00a933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2.24pt solid #ff0000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none" fo:border-top="2.24pt solid #ff0000"/>
      <style:paragraph-properties fo:text-align="center" fo:margin-left="0in"/>
    </style:style>
    <style:style style:name="ce24" style:family="table-cell" style:parent-style-name="Default" style:data-style-name="N17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70">
      <style:table-cell-properties fo:border-bottom="2.24pt solid #00a933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in"/>
    </style:style>
    <style:style style:name="ce28" style:family="table-cell" style:parent-style-name="Default" style:data-style-name="N171">
      <style:table-cell-properties fo:background-color="#ffff00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">
      <style:table-cell-properties style:rotation-align="none"/>
    </style:style>
    <style:style style:name="ce30" style:family="table-cell" style:parent-style-name="Default" style:data-style-name="N100">
      <style:table-cell-properties style:rotation-align="none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ibrazio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26"/>
        <table:table-column table:style-name="co1" table:number-columns-repeated="3" table:default-cell-style-name="ce1"/>
        <table:table-column table:style-name="co14" table:default-cell-style-name="ce27"/>
        <table:table-column table:style-name="co1" table:number-columns-repeated="16362" table:default-cell-style-name="ce1"/>
        <table:table-row table:style-name="ro1">
          <table:table-cell office:value-type="string" calcext:value-type="string">
            <text:p>Volt da 100 a 800 mV</text:p>
          </table:table-cell>
          <table:table-cell/>
          <table:table-cell table:style-name="ce3" office:value-type="string" calcext:value-type="string">
            <text:p>TAVOLO 10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Zero dell'oscilloscopio messo con 20 mV/div (ma comunque anche a 5 mV/div è più o meno a zero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: ASSUMIAMO ERRORE SU ZERO E LETTURA COME INDIPENDENT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rrore sullo 0 fondoscala 5 mv(mv):</text:p>
          </table:table-cell>
          <table:table-cell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rrore sullo 0 fondoscala 20 mv(mv):</text:p>
          </table:table-cell>
          <table:table-cell table:formula="of:=0.5*(20/5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 </text:p>
          </table:table-cell>
          <table:table-cell table:style-name="ce4" office:value-type="string" calcext:value-type="string">
            <text:p>Oscilloscopio (mv)</text:p>
          </table:table-cell>
          <table:table-cell office:value-type="string" calcext:value-type="string">
            <text:p>Errore Oscilloscopio (zero 5mv)</text:p>
          </table:table-cell>
          <table:table-cell table:style-name="ce4" office:value-type="string" calcext:value-type="string">
            <text:p>Errore Oscilloscopio (zero 20mv)</text:p>
          </table:table-cell>
          <table:table-cell office:value-type="string" calcext:value-type="string">
            <text:p>err_rel (20 mv)</text:p>
          </table:table-cell>
          <table:table-cell office:value-type="string" calcext:value-type="string">
            <text:p>Multimetro (lettura)</text:p>
          </table:table-cell>
          <table:table-cell/>
          <table:table-cell table:style-name="ce4" office:value-type="string" calcext:value-type="string">
            <text:p>Multimetro (mv)</text:p>
          </table:table-cell>
          <table:table-cell office:value-type="string" calcext:value-type="string">
            <text:p>err costrutt</text:p>
          </table:table-cell>
          <table:table-cell office:value-type="string" calcext:value-type="string">
            <text:p>err_multi senza digit</text:p>
          </table:table-cell>
          <table:table-cell table:style-name="ce4" office:value-type="string" calcext:value-type="string">
            <text:p>err multi (mv)</text:p>
          </table:table-cell>
          <table:table-cell office:value-type="string" calcext:value-type="string">
            <text:p>err_rel </text:p>
          </table:table-cell>
          <table:table-cell table:number-columns-repeated="2"/>
          <table:table-cell office:value-type="string" calcext:value-type="string">
            <text:p>NOTA: mezza tacchetta di errore in tutti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QRT((0.5*[.B10]/5)^2 + ([.$D$6])^2 + ([.C10]*[.$F$6])^2)" office:value-type="float" office:value="0.722841614740048" calcext:value-type="float">
            <text:p>0.723</text:p>
          </table:table-cell>
          <table:table-cell table:style-name="ce13" table:formula="of:=SQRT((0.5*[.B10]/5)^2 + ([.$D$7])^2 + ([.C10]*[.$F$6])^2)" office:value-type="float" office:value="2.06700266085944" calcext:value-type="float">
            <text:p>2.067</text:p>
          </table:table-cell>
          <table:table-cell table:style-name="ce10" table:formula="of:=[.E10]/[.C10]" office:value-type="float" office:value="0.413400532171888" calcext:value-type="float">
            <text:p>0.413</text:p>
          </table:table-cell>
          <table:table-cell table:style-name="ce15" office:value-type="string" calcext:value-type="string">
            <text:p>4.2</text:p>
          </table:table-cell>
          <table:table-cell office:value-type="string" calcext:value-type="string">
            <text:p>mV</text:p>
          </table:table-cell>
          <table:table-cell table:style-name="ce6" office:value-type="float" office:value="4.2" calcext:value-type="float">
            <text:p>4.2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0]*[.I10]" office:value-type="float" office:value="0.0126" calcext:value-type="float">
            <text:p>0.0126</text:p>
          </table:table-cell>
          <table:table-cell table:style-name="ce4" table:formula="of:=ROUND([.K10];1) +0.2" office:value-type="float" office:value="0.2" calcext:value-type="float">
            <text:p>0.2</text:p>
          </table:table-cell>
          <table:table-cell table:style-name="ce24" table:formula="of:=[.L10]/[.I10]" office:value-type="float" office:value="0.0476190476190476" calcext:value-type="float">
            <text:p>0.04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QRT((0.5*[.B11]/5)^2 + ([.$D$6])^2 + ([.C11]*[.$F$6])^2)" office:value-type="float" office:value="0.768114574786861" calcext:value-type="float">
            <text:p>0.768</text:p>
          </table:table-cell>
          <table:table-cell table:style-name="ce13" table:formula="of:=SQRT((0.5*[.B11]/5)^2 + ([.$D$7])^2 + ([.C11]*[.$F$6])^2)" office:value-type="float" office:value="2.08326666559997" calcext:value-type="float">
            <text:p>2.083</text:p>
          </table:table-cell>
          <table:table-cell table:style-name="ce10" table:formula="of:=[.E11]/[.C11]" office:value-type="float" office:value="0.208326666559997" calcext:value-type="float">
            <text:p>0.208</text:p>
          </table:table-cell>
          <table:table-cell table:style-name="ce15" office:value-type="string" calcext:value-type="string">
            <text:p>9.0</text:p>
          </table:table-cell>
          <table:table-cell/>
          <table:table-cell table:style-name="ce6" office:value-type="float" office:value="9" calcext:value-type="float">
            <text:p>9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1]*[.I11]" office:value-type="float" office:value="0.027" calcext:value-type="float">
            <text:p>0.027</text:p>
          </table:table-cell>
          <table:table-cell table:style-name="ce4" table:formula="of:=ROUND([.K11];1) +0.2" office:value-type="float" office:value="0.2" calcext:value-type="float">
            <text:p>0.2</text:p>
          </table:table-cell>
          <table:table-cell table:style-name="ce24" table:formula="of:=[.L11]/[.I11]" office:value-type="float" office:value="0.0222222222222222" calcext:value-type="float">
            <text:p>0.02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10" table:formula="of:=SQRT((0.5*[.B12]/5)^2 + ([.$D$6])^2 + ([.C12]*[.$F$6])^2)" office:value-type="float" office:value="0.838152730712011" calcext:value-type="float">
            <text:p>0.838</text:p>
          </table:table-cell>
          <table:table-cell table:style-name="ce13" table:formula="of:=SQRT((0.5*[.B12]/5)^2 + ([.$D$7])^2 + ([.C12]*[.$F$6])^2)" office:value-type="float" office:value="2.11009478460092" calcext:value-type="float">
            <text:p>2.110</text:p>
          </table:table-cell>
          <table:table-cell table:style-name="ce10" table:formula="of:=[.E12]/[.C12]" office:value-type="float" office:value="0.140672985640061" calcext:value-type="float">
            <text:p>0.141</text:p>
          </table:table-cell>
          <table:table-cell table:style-name="ce15" office:value-type="string" calcext:value-type="string">
            <text:p>14.0</text:p>
          </table:table-cell>
          <table:table-cell/>
          <table:table-cell table:style-name="ce6" office:value-type="float" office:value="14" calcext:value-type="float">
            <text:p>14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2]*[.I12]" office:value-type="float" office:value="0.042" calcext:value-type="float">
            <text:p>0.042</text:p>
          </table:table-cell>
          <table:table-cell table:style-name="ce4" table:formula="of:=ROUND([.K12];1) +0.2" office:value-type="float" office:value="0.2" calcext:value-type="float">
            <text:p>0.2</text:p>
          </table:table-cell>
          <table:table-cell table:style-name="ce24" table:formula="of:=[.L12]/[.I12]" office:value-type="float" office:value="0.0142857142857143" calcext:value-type="float">
            <text:p>0.01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10" table:formula="of:=SQRT((0.5*[.B13]/5)^2 + ([.$D$6])^2 + ([.C13]*[.$F$6])^2)" office:value-type="float" office:value="0.92736184954957" calcext:value-type="float">
            <text:p>0.927</text:p>
          </table:table-cell>
          <table:table-cell table:style-name="ce13" table:formula="of:=SQRT((0.5*[.B13]/5)^2 + ([.$D$7])^2 + ([.C13]*[.$F$6])^2)" office:value-type="float" office:value="2.14709105535839" calcext:value-type="float">
            <text:p>2.147</text:p>
          </table:table-cell>
          <table:table-cell table:style-name="ce10" table:formula="of:=[.E13]/[.C13]" office:value-type="float" office:value="0.107354552767919" calcext:value-type="float">
            <text:p>0.107</text:p>
          </table:table-cell>
          <table:table-cell table:style-name="ce15" office:value-type="string" calcext:value-type="string">
            <text:p>19.0</text:p>
          </table:table-cell>
          <table:table-cell/>
          <table:table-cell table:style-name="ce6" office:value-type="float" office:value="19" calcext:value-type="float">
            <text:p>19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3]*[.I13]" office:value-type="float" office:value="0.057" calcext:value-type="float">
            <text:p>0.057</text:p>
          </table:table-cell>
          <table:table-cell table:style-name="ce4" table:formula="of:=ROUND([.K13];1) +0.2" office:value-type="float" office:value="0.3" calcext:value-type="float">
            <text:p>0.3</text:p>
          </table:table-cell>
          <table:table-cell table:style-name="ce24" table:formula="of:=[.L13]/[.I13]" office:value-type="float" office:value="0.0157894736842105" calcext:value-type="float">
            <text:p>0.01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10" table:formula="of:=SQRT((0.5*[.B14]/5)^2 + ([.$D$6])^2 + ([.C14]*[.$F$6])^2)" office:value-type="float" office:value="1.03077640640442" calcext:value-type="float">
            <text:p>1.031</text:p>
          </table:table-cell>
          <table:table-cell table:style-name="ce13" table:formula="of:=SQRT((0.5*[.B14]/5)^2 + ([.$D$7])^2 + ([.C14]*[.$F$6])^2)" office:value-type="float" office:value="2.19374109684803" calcext:value-type="float">
            <text:p>2.194</text:p>
          </table:table-cell>
          <table:table-cell table:style-name="ce10" table:formula="of:=[.E14]/[.C14]" office:value-type="float" office:value="0.0877496438739212" calcext:value-type="float">
            <text:p>0.088</text:p>
          </table:table-cell>
          <table:table-cell table:style-name="ce15" office:value-type="string" calcext:value-type="string">
            <text:p>24.0</text:p>
          </table:table-cell>
          <table:table-cell/>
          <table:table-cell table:style-name="ce6" office:value-type="float" office:value="24" calcext:value-type="float">
            <text:p>24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4]*[.I14]" office:value-type="float" office:value="0.072" calcext:value-type="float">
            <text:p>0.072</text:p>
          </table:table-cell>
          <table:table-cell table:style-name="ce4" table:formula="of:=ROUND([.K14];1) +0.2" office:value-type="float" office:value="0.3" calcext:value-type="float">
            <text:p>0.3</text:p>
          </table:table-cell>
          <table:table-cell table:style-name="ce24" table:formula="of:=[.L14]/[.I14]" office:value-type="float" office:value="0.0125" calcext:value-type="float">
            <text:p>0.01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10" table:formula="of:=SQRT((0.5*[.B15]/5)^2 + ([.$D$6])^2 + ([.C15]*[.$F$6])^2)" office:value-type="float" office:value="1.43527000944073" calcext:value-type="float">
            <text:p>1.435</text:p>
          </table:table-cell>
          <table:table-cell table:style-name="ce13" table:formula="of:=SQRT((0.5*[.B15]/5)^2 + ([.$D$7])^2 + ([.C15]*[.$F$6])^2)" office:value-type="float" office:value="2.41039415863879" calcext:value-type="float">
            <text:p>2.410</text:p>
          </table:table-cell>
          <table:table-cell table:style-name="ce10" table:formula="of:=[.E15]/[.C15]" office:value-type="float" office:value="0.0803464719546263" calcext:value-type="float">
            <text:p>0.080</text:p>
          </table:table-cell>
          <table:table-cell table:style-name="ce15" office:value-type="string" calcext:value-type="string">
            <text:p>29.0</text:p>
          </table:table-cell>
          <table:table-cell/>
          <table:table-cell table:style-name="ce6" office:value-type="float" office:value="29" calcext:value-type="float">
            <text:p>29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5]*[.I15]" office:value-type="float" office:value="0.087" calcext:value-type="float">
            <text:p>0.087</text:p>
          </table:table-cell>
          <table:table-cell table:style-name="ce4" table:formula="of:=ROUND([.K15];1) +0.2" office:value-type="float" office:value="0.3" calcext:value-type="float">
            <text:p>0.3</text:p>
          </table:table-cell>
          <table:table-cell table:style-name="ce24" table:formula="of:=[.L15]/[.I15]" office:value-type="float" office:value="0.0103448275862069" calcext:value-type="float">
            <text:p>0.01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10" table:formula="of:=SQRT((0.5*[.B16]/5)^2 + ([.$D$6])^2 + ([.C16]*[.$F$6])^2)" office:value-type="float" office:value="1.64012194668567" calcext:value-type="float">
            <text:p>1.640</text:p>
          </table:table-cell>
          <table:table-cell table:style-name="ce13" table:formula="of:=SQRT((0.5*[.B16]/5)^2 + ([.$D$7])^2 + ([.C16]*[.$F$6])^2)" office:value-type="float" office:value="2.5377155080899" calcext:value-type="float">
            <text:p>2.538</text:p>
          </table:table-cell>
          <table:table-cell table:style-name="ce10" table:formula="of:=[.E16]/[.C16]" office:value-type="float" office:value="0.0634428877022476" calcext:value-type="float">
            <text:p>0.063</text:p>
          </table:table-cell>
          <table:table-cell table:style-name="ce15" office:value-type="string" calcext:value-type="string">
            <text:p>39.0</text:p>
          </table:table-cell>
          <table:table-cell/>
          <table:table-cell table:style-name="ce6" office:value-type="float" office:value="39" calcext:value-type="float">
            <text:p>39.0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6]*[.I16]" office:value-type="float" office:value="0.117" calcext:value-type="float">
            <text:p>0.117</text:p>
          </table:table-cell>
          <table:table-cell table:style-name="ce4" table:formula="of:=ROUND([.K16];1) +0.2" office:value-type="float" office:value="0.3" calcext:value-type="float">
            <text:p>0.3</text:p>
          </table:table-cell>
          <table:table-cell table:style-name="ce24" table:formula="of:=[.L16]/[.I16]" office:value-type="float" office:value="0.00769230769230769" calcext:value-type="float">
            <text:p>0.00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10" table:formula="of:=SQRT((0.5*[.B17]/5)^2 + ([.$D$6])^2 + ([.C17]*[.$F$6])^2)" office:value-type="float" office:value="1.87082869338697" calcext:value-type="float">
            <text:p>1.871</text:p>
          </table:table-cell>
          <table:table-cell table:style-name="ce13" table:formula="of:=SQRT((0.5*[.B17]/5)^2 + ([.$D$7])^2 + ([.C17]*[.$F$6])^2)" office:value-type="float" office:value="2.69258240356725" calcext:value-type="float">
            <text:p>2.693</text:p>
          </table:table-cell>
          <table:table-cell table:style-name="ce10" table:formula="of:=[.E17]/[.C17]" office:value-type="float" office:value="0.053851648071345" calcext:value-type="float">
            <text:p>0.054</text:p>
          </table:table-cell>
          <table:table-cell table:style-name="ce15" office:value-type="string" calcext:value-type="string">
            <text:p>48.8</text:p>
          </table:table-cell>
          <table:table-cell/>
          <table:table-cell table:style-name="ce6" office:value-type="float" office:value="48.8" calcext:value-type="float">
            <text:p>48.8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7]*[.I17]" office:value-type="float" office:value="0.1464" calcext:value-type="float">
            <text:p>0.1464</text:p>
          </table:table-cell>
          <table:table-cell table:style-name="ce4" table:formula="of:=ROUND([.K17];1) +0.2" office:value-type="float" office:value="0.3" calcext:value-type="float">
            <text:p>0.3</text:p>
          </table:table-cell>
          <table:table-cell table:style-name="ce24" table:formula="of:=[.L17]/[.I17]" office:value-type="float" office:value="0.00614754098360656" calcext:value-type="float">
            <text:p>0.0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10" table:formula="of:=SQRT((0.5*[.B18]/5)^2 + ([.$D$6])^2 + ([.C18]*[.$F$6])^2)" office:value-type="float" office:value="2.7367864366808" calcext:value-type="float">
            <text:p>2.737</text:p>
          </table:table-cell>
          <table:table-cell table:style-name="ce13" table:formula="of:=SQRT((0.5*[.B18]/5)^2 + ([.$D$7])^2 + ([.C18]*[.$F$6])^2)" office:value-type="float" office:value="3.35261092284804" calcext:value-type="float">
            <text:p>3.353</text:p>
          </table:table-cell>
          <table:table-cell table:style-name="ce10" table:formula="of:=[.E18]/[.C18]" office:value-type="float" office:value="0.055876848714134" calcext:value-type="float">
            <text:p>0.056</text:p>
          </table:table-cell>
          <table:table-cell table:style-name="ce15" office:value-type="string" calcext:value-type="string">
            <text:p>58.5</text:p>
          </table:table-cell>
          <table:table-cell/>
          <table:table-cell table:style-name="ce6" office:value-type="float" office:value="58.5" calcext:value-type="float">
            <text:p>58.5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8]*[.I18]" office:value-type="float" office:value="0.1755" calcext:value-type="float">
            <text:p>0.1755</text:p>
          </table:table-cell>
          <table:table-cell table:style-name="ce4" table:formula="of:=ROUND([.K18];1) +0.2" office:value-type="float" office:value="0.4" calcext:value-type="float">
            <text:p>0.4</text:p>
          </table:table-cell>
          <table:table-cell table:style-name="ce24" table:formula="of:=[.L18]/[.I18]" office:value-type="float" office:value="0.00683760683760684" calcext:value-type="float">
            <text:p>0.00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SQRT((0.5*[.B19]/5)^2 + ([.$D$6])^2 + ([.C19]*[.$F$6])^2)" office:value-type="float" office:value="3.16385840391128" calcext:value-type="float">
            <text:p>3.164</text:p>
          </table:table-cell>
          <table:table-cell table:style-name="ce13" table:formula="of:=SQRT((0.5*[.B19]/5)^2 + ([.$D$7])^2 + ([.C19]*[.$F$6])^2)" office:value-type="float" office:value="3.70944739819828" calcext:value-type="float">
            <text:p>3.709</text:p>
          </table:table-cell>
          <table:table-cell table:style-name="ce10" table:formula="of:=[.E19]/[.C19]" office:value-type="float" office:value="0.0463680924774785" calcext:value-type="float">
            <text:p>0.046</text:p>
          </table:table-cell>
          <table:table-cell table:style-name="ce15" office:value-type="string" calcext:value-type="string">
            <text:p>77.1</text:p>
          </table:table-cell>
          <table:table-cell/>
          <table:table-cell table:style-name="ce6" office:value-type="float" office:value="77.1" calcext:value-type="float">
            <text:p>77.10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19]*[.I19]" office:value-type="float" office:value="0.2313" calcext:value-type="float">
            <text:p>0.2313</text:p>
          </table:table-cell>
          <table:table-cell table:style-name="ce4" table:formula="of:=ROUND([.K19];1) +0.2" office:value-type="float" office:value="0.4" calcext:value-type="float">
            <text:p>0.4</text:p>
          </table:table-cell>
          <table:table-cell table:style-name="ce24" table:formula="of:=[.L19]/[.I19]" office:value-type="float" office:value="0.0051880674448767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0]/5)^2 + ([.$D$6])^2 + ([.C20]*[.$F$6])^2)" office:value-type="float" office:value="3.64005494464026" calcext:value-type="float">
            <text:p>3.640</text:p>
          </table:table-cell>
          <table:table-cell table:style-name="ce13" table:formula="of:=SQRT((0.5*[.B20]/5)^2 + ([.$D$7])^2 + ([.C20]*[.$F$6])^2)" office:value-type="float" office:value="4.12310562561766" calcext:value-type="float">
            <text:p>4.123</text:p>
          </table:table-cell>
          <table:table-cell table:style-name="ce10" table:formula="of:=[.E20]/[.C20]" office:value-type="float" office:value="0.0412310562561766" calcext:value-type="float">
            <text:p>0.041</text:p>
          </table:table-cell>
          <table:table-cell table:style-name="ce15" office:value-type="string" calcext:value-type="string">
            <text:p>97.7</text:p>
          </table:table-cell>
          <table:table-cell/>
          <table:table-cell table:style-name="ce19" office:value-type="float" office:value="97.7" calcext:value-type="float">
            <text:p>97.7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0]*[.I20]" office:value-type="float" office:value="0.2931" calcext:value-type="float">
            <text:p>0.2931</text:p>
          </table:table-cell>
          <table:table-cell table:style-name="ce4" table:formula="of:=ROUND([.K20];1) +0.2" office:value-type="float" office:value="0.5" calcext:value-type="float">
            <text:p>0.5</text:p>
          </table:table-cell>
          <table:table-cell table:style-name="ce24" table:formula="of:=[.L20]/[.I20]" office:value-type="float" office:value="0.00511770726714432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11" table:formula="of:=SQRT((0.5*[.B21]/5)^2 + ([.$D$6])^2 + ([.C21]*[.$F$6])^2)" office:value-type="float" office:value="4.14849370253831" calcext:value-type="float">
            <text:p>4.148</text:p>
          </table:table-cell>
          <table:table-cell table:style-name="ce14" table:formula="of:=SQRT((0.5*[.B21]/5)^2 + ([.$D$7])^2 + ([.C21]*[.$F$6])^2)" office:value-type="float" office:value="4.57820925690384" calcext:value-type="float">
            <text:p>4.578</text:p>
          </table:table-cell>
          <table:table-cell table:style-name="ce11" table:formula="of:=[.E21]/[.C21]" office:value-type="float" office:value="0.038151743807532" calcext:value-type="float">
            <text:p>0.038</text:p>
          </table:table-cell>
          <table:table-cell table:style-name="ce16" office:value-type="string" calcext:value-type="string">
            <text:p>117.2</text:p>
          </table:table-cell>
          <table:table-cell table:style-name="ce2"/>
          <table:table-cell table:style-name="ce7" office:value-type="float" office:value="117.2" calcext:value-type="float">
            <text:p>117.20</text:p>
          </table:table-cell>
          <table:table-cell table:style-name="ce21" office:value-type="float" office:value="0.003" calcext:value-type="float">
            <text:p>0.003</text:p>
          </table:table-cell>
          <table:table-cell table:style-name="ce2" table:formula="of:=[.J21]*[.I21]" office:value-type="float" office:value="0.3516" calcext:value-type="float">
            <text:p>0.3516</text:p>
          </table:table-cell>
          <table:table-cell table:style-name="ce5" table:formula="of:=ROUND([.K21];1) +0.2" office:value-type="float" office:value="0.6" calcext:value-type="float">
            <text:p>0.6</text:p>
          </table:table-cell>
          <table:table-cell table:style-name="ce25" table:formula="of:=[.L21]/[.I21]" office:value-type="float" office:value="0.00511945392491468" calcext:value-type="float">
            <text:p>0.00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SQRT((0.5*[.B22]/5)^2 + ([.$D$6])^2 + ([.C22]*[.$F$6])^2)" office:value-type="float" office:value="3.64005494464026" calcext:value-type="float">
            <text:p>3.640</text:p>
          </table:table-cell>
          <table:table-cell table:style-name="ce13" table:formula="of:=SQRT((0.5*[.B22]/5)^2 + ([.$D$7])^2 + ([.C22]*[.$F$6])^2)" office:value-type="float" office:value="4.12310562561766" calcext:value-type="float">
            <text:p>4.123</text:p>
          </table:table-cell>
          <table:table-cell table:style-name="ce10" table:formula="of:=[.E22]/[.C22]" office:value-type="float" office:value="0.0412310562561766" calcext:value-type="float">
            <text:p>0.041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mV</text:p>
          </table:table-cell>
          <table:table-cell table:style-name="ce8" office:value-type="float" office:value="97.4" calcext:value-type="float">
            <text:p>97.4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2]*[.I22]" office:value-type="float" office:value="0.2922" calcext:value-type="float">
            <text:p>0.2922</text:p>
          </table:table-cell>
          <table:table-cell table:style-name="ce4" table:formula="of:=ROUND([.K22];1) +0.2" office:value-type="float" office:value="0.5" calcext:value-type="float">
            <text:p>0.5</text:p>
          </table:table-cell>
          <table:table-cell table:style-name="ce24" table:formula="of:=[.L22]/[.I22]" office:value-type="float" office:value="0.00513347022587269" calcext:value-type="float">
            <text:p>0.005</text:p>
          </table:table-cell>
          <table:table-cell table:style-name="ce24"/>
          <table:table-cell/>
          <table:table-cell office:value-type="string" calcext:value-type="string">
            <text:p>misure extra messe all’inizio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table:formula="of:=SQRT((0.5*[.B23]/5)^2 + ([.$D$6])^2 + ([.C23]*[.$F$6])^2)" office:value-type="float" office:value="6.18142378421024" calcext:value-type="float">
            <text:p>6.181</text:p>
          </table:table-cell>
          <table:table-cell table:style-name="ce13" table:formula="of:=SQRT((0.5*[.B23]/5)^2 + ([.$D$7])^2 + ([.C23]*[.$F$6])^2)" office:value-type="float" office:value="6.47765389628066" calcext:value-type="float">
            <text:p>6.478</text:p>
          </table:table-cell>
          <table:table-cell table:style-name="ce10" table:formula="of:=[.E23]/[.C23]" office:value-type="float" office:value="0.0539804491356722" calcext:value-type="float">
            <text:p>0.054</text:p>
          </table:table-cell>
          <table:table-cell office:value-type="string" calcext:value-type="string">
            <text:p>118.8</text:p>
          </table:table-cell>
          <table:table-cell/>
          <table:table-cell table:style-name="ce8" office:value-type="float" office:value="118.8" calcext:value-type="float">
            <text:p>118.8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3]*[.I23]" office:value-type="float" office:value="0.3564" calcext:value-type="float">
            <text:p>0.3564</text:p>
          </table:table-cell>
          <table:table-cell table:style-name="ce4" table:formula="of:=ROUND([.K23];1) +0.2" office:value-type="float" office:value="0.6" calcext:value-type="float">
            <text:p>0.6</text:p>
          </table:table-cell>
          <table:table-cell table:style-name="ce24" table:formula="of:=[.L23]/[.I23]" office:value-type="float" office:value="0.00505050505050505" calcext:value-type="float">
            <text:p>0.005</text:p>
          </table:table-cell>
          <table:table-cell table:style-name="ce24"/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scopio</text:p>
          </table:table-cell>
          <table:table-cell office:value-type="string" calcext:value-type="string">
            <text:p>Multimetro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40" calcext:value-type="float">
            <text:p>140</text:p>
          </table:table-cell>
          <table:table-cell table:style-name="ce10" table:formula="of:=SQRT((0.5*[.B24]/5)^2 + ([.$D$6])^2 + ([.C24]*[.$F$6])^2)" office:value-type="float" office:value="6.54904573201318" calcext:value-type="float">
            <text:p>6.549</text:p>
          </table:table-cell>
          <table:table-cell table:style-name="ce13" table:formula="of:=SQRT((0.5*[.B24]/5)^2 + ([.$D$7])^2 + ([.C24]*[.$F$6])^2)" office:value-type="float" office:value="6.82934843158555" calcext:value-type="float">
            <text:p>6.829</text:p>
          </table:table-cell>
          <table:table-cell table:style-name="ce10" table:formula="of:=[.E24]/[.C24]" office:value-type="float" office:value="0.0487810602256111" calcext:value-type="float">
            <text:p>0.049</text:p>
          </table:table-cell>
          <table:table-cell office:value-type="string" calcext:value-type="string">
            <text:p>139.0</text:p>
          </table:table-cell>
          <table:table-cell/>
          <table:table-cell table:style-name="ce8" office:value-type="float" office:value="139" calcext:value-type="float">
            <text:p>139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4]*[.I24]" office:value-type="float" office:value="0.417" calcext:value-type="float">
            <text:p>0.417</text:p>
          </table:table-cell>
          <table:table-cell table:style-name="ce4" table:formula="of:=ROUND([.K24];1) +0.2" office:value-type="float" office:value="0.6" calcext:value-type="float">
            <text:p>0.6</text:p>
          </table:table-cell>
          <table:table-cell table:style-name="ce24" table:formula="of:=[.L24]/[.I24]" office:value-type="float" office:value="0.00431654676258993" calcext:value-type="float">
            <text:p>0.004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string" calcext:value-type="string">
            <text:p>5 m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10" table:formula="of:=SQRT((0.5*[.B25]/5)^2 + ([.$D$6])^2 + ([.C25]*[.$F$6])^2)" office:value-type="float" office:value="6.74536878161602" calcext:value-type="float">
            <text:p>6.745</text:p>
          </table:table-cell>
          <table:table-cell table:style-name="ce13" table:formula="of:=SQRT((0.5*[.B25]/5)^2 + ([.$D$7])^2 + ([.C25]*[.$F$6])^2)" office:value-type="float" office:value="7.0178344238091" calcext:value-type="float">
            <text:p>7.018</text:p>
          </table:table-cell>
          <table:table-cell table:style-name="ce10" table:formula="of:=[.E25]/[.C25]" office:value-type="float" office:value="0.046785562825394" calcext:value-type="float">
            <text:p>0.047</text:p>
          </table:table-cell>
          <table:table-cell office:value-type="string" calcext:value-type="string">
            <text:p>147.4</text:p>
          </table:table-cell>
          <table:table-cell/>
          <table:table-cell table:style-name="ce8" office:value-type="float" office:value="147.4" calcext:value-type="float">
            <text:p>147.4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5]*[.I25]" office:value-type="float" office:value="0.4422" calcext:value-type="float">
            <text:p>0.4422</text:p>
          </table:table-cell>
          <table:table-cell table:style-name="ce4" table:formula="of:=ROUND([.K25];1) +0.2" office:value-type="float" office:value="0.6" calcext:value-type="float">
            <text:p>0.6</text:p>
          </table:table-cell>
          <table:table-cell table:style-name="ce24" table:formula="of:=[.L25]/[.I25]" office:value-type="float" office:value="0.00407055630936228" calcext:value-type="float">
            <text:p>0.004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string" calcext:value-type="string">
            <text:p>5 m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60" calcext:value-type="float">
            <text:p>160</text:p>
          </table:table-cell>
          <table:table-cell table:style-name="ce10" table:formula="of:=SQRT((0.5*[.B26]/5)^2 + ([.$D$6])^2 + ([.C26]*[.$F$6])^2)" office:value-type="float" office:value="6.94910066123668" calcext:value-type="float">
            <text:p>6.949</text:p>
          </table:table-cell>
          <table:table-cell table:style-name="ce13" table:formula="of:=SQRT((0.5*[.B26]/5)^2 + ([.$D$7])^2 + ([.C26]*[.$F$6])^2)" office:value-type="float" office:value="7.21387551874857" calcext:value-type="float">
            <text:p>7.214</text:p>
          </table:table-cell>
          <table:table-cell table:style-name="ce10" table:formula="of:=[.E26]/[.C26]" office:value-type="float" office:value="0.0450867219921786" calcext:value-type="float">
            <text:p>0.045</text:p>
          </table:table-cell>
          <table:table-cell office:value-type="string" calcext:value-type="string">
            <text:p>159.2</text:p>
          </table:table-cell>
          <table:table-cell/>
          <table:table-cell table:style-name="ce8" office:value-type="float" office:value="159.2" calcext:value-type="float">
            <text:p>159.2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6]*[.I26]" office:value-type="float" office:value="0.4776" calcext:value-type="float">
            <text:p>0.4776</text:p>
          </table:table-cell>
          <table:table-cell table:style-name="ce4" table:formula="of:=ROUND([.K26];1) +0.2" office:value-type="float" office:value="0.7" calcext:value-type="float">
            <text:p>0.7</text:p>
          </table:table-cell>
          <table:table-cell table:style-name="ce24" table:formula="of:=[.L26]/[.I26]" office:value-type="float" office:value="0.00439698492462312" calcext:value-type="float">
            <text:p>0.004</text:p>
          </table:table-cell>
          <table:table-cell table:style-name="ce24"/>
          <table:table-cell office:value-type="float" office:value="3" calcext:value-type="float">
            <text:p>3</text:p>
          </table:table-cell>
          <table:table-cell office:value-type="string" calcext:value-type="string">
            <text:p>5 m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80" calcext:value-type="float">
            <text:p>180</text:p>
          </table:table-cell>
          <table:table-cell table:style-name="ce10" table:formula="of:=SQRT((0.5*[.B27]/5)^2 + ([.$D$6])^2 + ([.C27]*[.$F$6])^2)" office:value-type="float" office:value="7.37631344236401" calcext:value-type="float">
            <text:p>7.376</text:p>
          </table:table-cell>
          <table:table-cell table:style-name="ce13" table:formula="of:=SQRT((0.5*[.B27]/5)^2 + ([.$D$7])^2 + ([.C27]*[.$F$6])^2)" office:value-type="float" office:value="7.62627038597505" calcext:value-type="float">
            <text:p>7.626</text:p>
          </table:table-cell>
          <table:table-cell table:style-name="ce10" table:formula="of:=[.E27]/[.C27]" office:value-type="float" office:value="0.0423681688109725" calcext:value-type="float">
            <text:p>0.042</text:p>
          </table:table-cell>
          <table:table-cell office:value-type="string" calcext:value-type="string">
            <text:p>179.0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7]*[.I27]" office:value-type="float" office:value="0.537" calcext:value-type="float">
            <text:p>0.537</text:p>
          </table:table-cell>
          <table:table-cell table:style-name="ce4" table:formula="of:=ROUND([.K27];1) +0.2" office:value-type="float" office:value="0.7" calcext:value-type="float">
            <text:p>0.7</text:p>
          </table:table-cell>
          <table:table-cell table:style-name="ce24" table:formula="of:=[.L27]/[.I27]" office:value-type="float" office:value="0.00391061452513966" calcext:value-type="float">
            <text:p>0.004</text:p>
          </table:table-cell>
          <table:table-cell table:style-name="ce24"/>
          <table:table-cell office:value-type="float" office:value="4" calcext:value-type="float">
            <text:p>4</text:p>
          </table:table-cell>
          <table:table-cell office:value-type="string" calcext:value-type="string">
            <text:p>5 m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table:formula="of:=SQRT((0.5*[.B28]/5)^2 + ([.$D$6])^2 + ([.C28]*[.$F$6])^2)" office:value-type="float" office:value="7.82623792124926" calcext:value-type="float">
            <text:p>7.826</text:p>
          </table:table-cell>
          <table:table-cell table:style-name="ce13" table:formula="of:=SQRT((0.5*[.B28]/5)^2 + ([.$D$7])^2 + ([.C28]*[.$F$6])^2)" office:value-type="float" office:value="8.06225774829855" calcext:value-type="float">
            <text:p>8.062</text:p>
          </table:table-cell>
          <table:table-cell table:style-name="ce10" table:formula="of:=[.E28]/[.C28]" office:value-type="float" office:value="0.0403112887414927" calcext:value-type="float">
            <text:p>0.040</text:p>
          </table:table-cell>
          <table:table-cell office:value-type="string" calcext:value-type="string">
            <text:p>198.1</text:p>
          </table:table-cell>
          <table:table-cell/>
          <table:table-cell table:style-name="ce8" office:value-type="float" office:value="198.1" calcext:value-type="float">
            <text:p>198.1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8]*[.I28]" office:value-type="float" office:value="0.5943" calcext:value-type="float">
            <text:p>0.5943</text:p>
          </table:table-cell>
          <table:table-cell table:style-name="ce4" table:formula="of:=ROUND([.K28];1) +0.2" office:value-type="float" office:value="0.8" calcext:value-type="float">
            <text:p>0.8</text:p>
          </table:table-cell>
          <table:table-cell table:style-name="ce24" table:formula="of:=[.L28]/[.I28]" office:value-type="float" office:value="0.00403836446239273" calcext:value-type="float">
            <text:p>0.004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office:value-type="string" calcext:value-type="string">
            <text:p>5 m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style-name="ce10" table:formula="of:=SQRT((0.5*[.B29]/5)^2 + ([.$D$6])^2 + ([.C29]*[.$F$6])^2)" office:value-type="float" office:value="8.2951793229562" calcext:value-type="float">
            <text:p>8.295</text:p>
          </table:table-cell>
          <table:table-cell table:style-name="ce13" table:formula="of:=SQRT((0.5*[.B29]/5)^2 + ([.$D$7])^2 + ([.C29]*[.$F$6])^2)" office:value-type="float" office:value="8.51821577561874" calcext:value-type="float">
            <text:p>8.518</text:p>
          </table:table-cell>
          <table:table-cell table:style-name="ce10" table:formula="of:=[.E29]/[.C29]" office:value-type="float" office:value="0.0387191626164488" calcext:value-type="float">
            <text:p>0.039</text:p>
          </table:table-cell>
          <table:table-cell office:value-type="string" calcext:value-type="string">
            <text:p>217.5</text:p>
          </table:table-cell>
          <table:table-cell/>
          <table:table-cell table:style-name="ce8" office:value-type="float" office:value="217.5" calcext:value-type="float">
            <text:p>217.5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29]*[.I29]" office:value-type="float" office:value="0.6525" calcext:value-type="float">
            <text:p>0.6525</text:p>
          </table:table-cell>
          <table:table-cell table:style-name="ce4" table:formula="of:=ROUND([.K29];1) +0.2" office:value-type="float" office:value="0.9" calcext:value-type="float">
            <text:p>0.9</text:p>
          </table:table-cell>
          <table:table-cell table:style-name="ce24" table:formula="of:=[.L29]/[.I29]" office:value-type="float" office:value="0.00413793103448276" calcext:value-type="float">
            <text:p>0.004</text:p>
          </table:table-cell>
          <table:table-cell table:style-name="ce24"/>
          <table:table-cell office:value-type="float" office:value="6" calcext:value-type="float">
            <text:p>6</text:p>
          </table:table-cell>
          <table:table-cell office:value-type="string" calcext:value-type="string">
            <text:p>10 m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10" table:formula="of:=SQRT((0.5*[.B30]/5)^2 + ([.$D$6])^2 + ([.C30]*[.$F$6])^2)" office:value-type="float" office:value="8.78009111570034" calcext:value-type="float">
            <text:p>8.780</text:p>
          </table:table-cell>
          <table:table-cell table:style-name="ce13" table:formula="of:=SQRT((0.5*[.B30]/5)^2 + ([.$D$7])^2 + ([.C30]*[.$F$6])^2)" office:value-type="float" office:value="8.99110671719561" calcext:value-type="float">
            <text:p>8.991</text:p>
          </table:table-cell>
          <table:table-cell table:style-name="ce10" table:formula="of:=[.E30]/[.C30]" office:value-type="float" office:value="0.0374629446549817" calcext:value-type="float">
            <text:p>0.037</text:p>
          </table:table-cell>
          <table:table-cell office:value-type="string" calcext:value-type="string">
            <text:p>237.3</text:p>
          </table:table-cell>
          <table:table-cell/>
          <table:table-cell table:style-name="ce8" office:value-type="float" office:value="237.3" calcext:value-type="float">
            <text:p>237.3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0]*[.I30]" office:value-type="float" office:value="0.7119" calcext:value-type="float">
            <text:p>0.7119</text:p>
          </table:table-cell>
          <table:table-cell table:style-name="ce4" table:formula="of:=ROUND([.K30];1) +0.2" office:value-type="float" office:value="0.9" calcext:value-type="float">
            <text:p>0.9</text:p>
          </table:table-cell>
          <table:table-cell table:style-name="ce24" table:formula="of:=[.L30]/[.I30]" office:value-type="float" office:value="0.00379266750948167" calcext:value-type="float">
            <text:p>0.004</text:p>
          </table:table-cell>
          <table:table-cell table:style-name="ce24"/>
          <table:table-cell office:value-type="float" office:value="7" calcext:value-type="float">
            <text:p>7</text:p>
          </table:table-cell>
          <table:table-cell office:value-type="string" calcext:value-type="string">
            <text:p>10 m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60" calcext:value-type="float">
            <text:p>260</text:p>
          </table:table-cell>
          <table:table-cell table:style-name="ce10" table:formula="of:=SQRT((0.5*[.B31]/5)^2 + ([.$D$6])^2 + ([.C31]*[.$F$6])^2)" office:value-type="float" office:value="9.2784697014109" calcext:value-type="float">
            <text:p>9.278</text:p>
          </table:table-cell>
          <table:table-cell table:style-name="ce13" table:formula="of:=SQRT((0.5*[.B31]/5)^2 + ([.$D$7])^2 + ([.C31]*[.$F$6])^2)" office:value-type="float" office:value="9.47839648885823" calcext:value-type="float">
            <text:p>9.478</text:p>
          </table:table-cell>
          <table:table-cell table:style-name="ce10" table:formula="of:=[.E31]/[.C31]" office:value-type="float" office:value="0.0364553711109932" calcext:value-type="float">
            <text:p>0.036</text:p>
          </table:table-cell>
          <table:table-cell office:value-type="string" calcext:value-type="string">
            <text:p>257.0</text:p>
          </table:table-cell>
          <table:table-cell/>
          <table:table-cell table:style-name="ce8" office:value-type="float" office:value="257" calcext:value-type="float">
            <text:p>257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1]*[.I31]" office:value-type="float" office:value="0.771" calcext:value-type="float">
            <text:p>0.771</text:p>
          </table:table-cell>
          <table:table-cell table:style-name="ce4" table:formula="of:=ROUND([.K31];1) +0.2" office:value-type="float" office:value="1" calcext:value-type="float">
            <text:p>1</text:p>
          </table:table-cell>
          <table:table-cell table:style-name="ce24" table:formula="of:=[.L31]/[.I31]" office:value-type="float" office:value="0.00389105058365759" calcext:value-type="float">
            <text:p>0.004</text:p>
          </table:table-cell>
          <table:table-cell table:style-name="ce24"/>
          <table:table-cell office:value-type="float" office:value="8" calcext:value-type="float">
            <text:p>8</text:p>
          </table:table-cell>
          <table:table-cell office:value-type="string" calcext:value-type="string">
            <text:p>10 m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80" calcext:value-type="float">
            <text:p>280</text:p>
          </table:table-cell>
          <table:table-cell table:style-name="ce10" table:formula="of:=SQRT((0.5*[.B32]/5)^2 + ([.$D$6])^2 + ([.C32]*[.$F$6])^2)" office:value-type="float" office:value="9.78825827203185" calcext:value-type="float">
            <text:p>9.788</text:p>
          </table:table-cell>
          <table:table-cell table:style-name="ce13" table:formula="of:=SQRT((0.5*[.B32]/5)^2 + ([.$D$7])^2 + ([.C32]*[.$F$6])^2)" office:value-type="float" office:value="9.97797574661314" calcext:value-type="float">
            <text:p>9.978</text:p>
          </table:table-cell>
          <table:table-cell table:style-name="ce10" table:formula="of:=[.E32]/[.C32]" office:value-type="float" office:value="0.0356356276664755" calcext:value-type="float">
            <text:p>0.036</text:p>
          </table:table-cell>
          <table:table-cell office:value-type="string" calcext:value-type="string">
            <text:p>276.8</text:p>
          </table:table-cell>
          <table:table-cell/>
          <table:table-cell table:style-name="ce8" office:value-type="float" office:value="276.8" calcext:value-type="float">
            <text:p>276.8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2]*[.I32]" office:value-type="float" office:value="0.8304" calcext:value-type="float">
            <text:p>0.8304</text:p>
          </table:table-cell>
          <table:table-cell table:style-name="ce4" table:formula="of:=ROUND([.K32];1) +0.2" office:value-type="float" office:value="1" calcext:value-type="float">
            <text:p>1</text:p>
          </table:table-cell>
          <table:table-cell table:style-name="ce24" table:formula="of:=[.L32]/[.I32]" office:value-type="float" office:value="0.00361271676300578" calcext:value-type="float">
            <text:p>0.004</text:p>
          </table:table-cell>
          <table:table-cell table:style-name="ce24"/>
          <table:table-cell office:value-type="float" office:value="9" calcext:value-type="float">
            <text:p>9</text:p>
          </table:table-cell>
          <table:table-cell office:value-type="string" calcext:value-type="string">
            <text:p>20 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table:formula="of:=SQRT((0.5*[.B33]/5)^2 + ([.$D$6])^2 + ([.C33]*[.$F$6])^2)" office:value-type="float" office:value="10.3077640640442" calcext:value-type="float">
            <text:p>10.308</text:p>
          </table:table-cell>
          <table:table-cell table:style-name="ce13" table:formula="of:=SQRT((0.5*[.B33]/5)^2 + ([.$D$7])^2 + ([.C33]*[.$F$6])^2)" office:value-type="float" office:value="10.4880884817015" calcext:value-type="float">
            <text:p>10.488</text:p>
          </table:table-cell>
          <table:table-cell table:style-name="ce10" table:formula="of:=[.E33]/[.C33]" office:value-type="float" office:value="0.0349602949390051" calcext:value-type="float">
            <text:p>0.035</text:p>
          </table:table-cell>
          <table:table-cell office:value-type="string" calcext:value-type="string">
            <text:p>296.9</text:p>
          </table:table-cell>
          <table:table-cell/>
          <table:table-cell table:style-name="ce8" office:value-type="float" office:value="296.9" calcext:value-type="float">
            <text:p>296.9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3]*[.I33]" office:value-type="float" office:value="0.8907" calcext:value-type="float">
            <text:p>0.8907</text:p>
          </table:table-cell>
          <table:table-cell table:style-name="ce4" table:formula="of:=ROUND([.K33];1) +0.2" office:value-type="float" office:value="1.1" calcext:value-type="float">
            <text:p>1.1</text:p>
          </table:table-cell>
          <table:table-cell table:style-name="ce24" table:formula="of:=[.L33]/[.I33]" office:value-type="float" office:value="0.00370495116200741" calcext:value-type="float">
            <text:p>0.004</text:p>
          </table:table-cell>
          <table:table-cell table:style-name="ce24"/>
          <table:table-cell office:value-type="float" office:value="10" calcext:value-type="float">
            <text:p>10</text:p>
          </table:table-cell>
          <table:table-cell office:value-type="string" calcext:value-type="string">
            <text:p>20 m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7.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10" table:formula="of:=SQRT((0.5*[.B34]/5)^2 + ([.$D$6])^2 + ([.C34]*[.$F$6])^2)" office:value-type="float" office:value="14.293005282305" calcext:value-type="float">
            <text:p>14.293</text:p>
          </table:table-cell>
          <table:table-cell table:style-name="ce13" table:formula="of:=SQRT((0.5*[.B34]/5)^2 + ([.$D$7])^2 + ([.C34]*[.$F$6])^2)" office:value-type="float" office:value="14.4235917856822" calcext:value-type="float">
            <text:p>14.424</text:p>
          </table:table-cell>
          <table:table-cell table:style-name="ce10" table:formula="of:=[.E34]/[.C34]" office:value-type="float" office:value="0.0424223287814183" calcext:value-type="float">
            <text:p>0.042</text:p>
          </table:table-cell>
          <table:table-cell office:value-type="string" calcext:value-type="string">
            <text:p>336.9</text:p>
          </table:table-cell>
          <table:table-cell/>
          <table:table-cell table:style-name="ce8" office:value-type="float" office:value="336.9" calcext:value-type="float">
            <text:p>336.9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4]*[.I34]" office:value-type="float" office:value="1.0107" calcext:value-type="float">
            <text:p>1.0107</text:p>
          </table:table-cell>
          <table:table-cell table:style-name="ce4" table:formula="of:=ROUND([.K34];1) +0.2" office:value-type="float" office:value="1.2" calcext:value-type="float">
            <text:p>1.2</text:p>
          </table:table-cell>
          <table:table-cell table:style-name="ce24" table:formula="of:=[.L34]/[.I34]" office:value-type="float" office:value="0.00356188780053428" calcext:value-type="float">
            <text:p>0.004</text:p>
          </table:table-cell>
          <table:table-cell table:style-name="ce24"/>
          <table:table-cell office:value-type="float" office:value="11" calcext:value-type="float">
            <text:p>11</text:p>
          </table:table-cell>
          <table:table-cell office:value-type="string" calcext:value-type="string">
            <text:p>20 m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7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10" table:formula="of:=SQRT((0.5*[.B35]/5)^2 + ([.$D$6])^2 + ([.C35]*[.$F$6])^2)" office:value-type="float" office:value="15.1726728034318" calcext:value-type="float">
            <text:p>15.173</text:p>
          </table:table-cell>
          <table:table-cell table:style-name="ce13" table:formula="of:=SQRT((0.5*[.B35]/5)^2 + ([.$D$7])^2 + ([.C35]*[.$F$6])^2)" office:value-type="float" office:value="15.2957510439991" calcext:value-type="float">
            <text:p>15.296</text:p>
          </table:table-cell>
          <table:table-cell table:style-name="ce10" table:formula="of:=[.E35]/[.C35]" office:value-type="float" office:value="0.0402519764315766" calcext:value-type="float">
            <text:p>0.040</text:p>
          </table:table-cell>
          <table:table-cell office:value-type="string" calcext:value-type="string">
            <text:p>377.1</text:p>
          </table:table-cell>
          <table:table-cell/>
          <table:table-cell table:style-name="ce8" office:value-type="float" office:value="377.1" calcext:value-type="float">
            <text:p>377.1</text:p>
          </table:table-cell>
          <table:table-cell table:style-name="ce20" office:value-type="float" office:value="0.003" calcext:value-type="float">
            <text:p>0.003</text:p>
          </table:table-cell>
          <table:table-cell table:formula="of:=[.J35]*[.I35]" office:value-type="float" office:value="1.1313" calcext:value-type="float">
            <text:p>1.1313</text:p>
          </table:table-cell>
          <table:table-cell table:style-name="ce4" table:formula="of:=ROUND([.K35];1) +0.2" office:value-type="float" office:value="1.3" calcext:value-type="float">
            <text:p>1.3</text:p>
          </table:table-cell>
          <table:table-cell table:style-name="ce24" table:formula="of:=[.L35]/[.I35]" office:value-type="float" office:value="0.00344736144258817" calcext:value-type="float">
            <text:p>0.003</text:p>
          </table:table-cell>
          <table:table-cell table:style-name="ce24"/>
          <table:table-cell office:value-type="float" office:value="12" calcext:value-type="float">
            <text:p>12</text:p>
          </table:table-cell>
          <table:table-cell office:value-type="string" calcext:value-type="string">
            <text:p>20 m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380" calcext:value-type="float">
            <text:p>38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table:formula="of:=SQRT((0.5*[.B36]/5)^2 + ([.$D$6])^2 + ([.C36]*[.$F$6])^2)" office:value-type="float" office:value="16.0937876213153" calcext:value-type="float">
            <text:p>16.094</text:p>
          </table:table-cell>
          <table:table-cell table:style-name="ce13" table:formula="of:=SQRT((0.5*[.B36]/5)^2 + ([.$D$7])^2 + ([.C36]*[.$F$6])^2)" office:value-type="float" office:value="16.2098735343617" calcext:value-type="float">
            <text:p>16.210</text:p>
          </table:table-cell>
          <table:table-cell table:style-name="ce10" table:formula="of:=[.E36]/[.C36]" office:value-type="float" office:value="0.0385949369865755" calcext:value-type="float">
            <text:p>0.039</text:p>
          </table:table-cell>
          <table:table-cell table:style-name="ce17" office:value-type="string" calcext:value-type="string">
            <text:p>.416</text:p>
          </table:table-cell>
          <table:table-cell table:style-name="ce18" office:value-type="string" calcext:value-type="string">
            <text:p>V</text:p>
          </table:table-cell>
          <table:table-cell table:style-name="ce9" office:value-type="float" office:value="416" calcext:value-type="float">
            <text:p>416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18" table:formula="of:=[.J36]*[.I36]" office:value-type="float" office:value="0.416" calcext:value-type="float">
            <text:p>0.416</text:p>
          </table:table-cell>
          <table:table-cell table:style-name="ce23" table:formula="of:=ROUND([.K36];0) + 2" office:value-type="float" office:value="2" calcext:value-type="float">
            <text:p>2</text:p>
          </table:table-cell>
          <table:table-cell table:style-name="ce24" table:formula="of:=[.L36]/[.I36]" office:value-type="float" office:value="0.00480769230769231" calcext:value-type="float">
            <text:p>0.005</text:p>
          </table:table-cell>
          <table:table-cell table:style-name="ce24"/>
          <table:table-cell table:number-columns-repeated="6"/>
          <table:table-cell office:value-type="float" office:value="420" calcext:value-type="float">
            <text:p>42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10" table:formula="of:=SQRT((0.5*[.B37]/5)^2 + ([.$D$6])^2 + ([.C37]*[.$F$6])^2)" office:value-type="float" office:value="17.0496334271444" calcext:value-type="float">
            <text:p>17.050</text:p>
          </table:table-cell>
          <table:table-cell table:style-name="ce13" table:formula="of:=SQRT((0.5*[.B37]/5)^2 + ([.$D$7])^2 + ([.C37]*[.$F$6])^2)" office:value-type="float" office:value="17.1592540630413" calcext:value-type="float">
            <text:p>17.159</text:p>
          </table:table-cell>
          <table:table-cell table:style-name="ce10" table:formula="of:=[.E37]/[.C37]" office:value-type="float" office:value="0.0373027262240029" calcext:value-type="float">
            <text:p>0.037</text:p>
          </table:table-cell>
          <table:table-cell office:value-type="string" calcext:value-type="string">
            <text:p>.456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37]*[.I37]" office:value-type="float" office:value="0.456" calcext:value-type="float">
            <text:p>0.456</text:p>
          </table:table-cell>
          <table:table-cell table:style-name="ce4" table:formula="of:=ROUND([.K37];0) +2" office:value-type="float" office:value="2" calcext:value-type="float">
            <text:p>2</text:p>
          </table:table-cell>
          <table:table-cell table:style-name="ce24" table:formula="of:=[.L37]/[.I37]" office:value-type="float" office:value="0.0043859649122807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460" calcext:value-type="float">
            <text:p>46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10" table:formula="of:=SQRT((0.5*[.B38]/5)^2 + ([.$D$6])^2 + ([.C38]*[.$F$6])^2)" office:value-type="float" office:value="18.0346887968714" calcext:value-type="float">
            <text:p>18.035</text:p>
          </table:table-cell>
          <table:table-cell table:style-name="ce13" table:formula="of:=SQRT((0.5*[.B38]/5)^2 + ([.$D$7])^2 + ([.C38]*[.$F$6])^2)" office:value-type="float" office:value="18.1383571472171" calcext:value-type="float">
            <text:p>18.138</text:p>
          </table:table-cell>
          <table:table-cell table:style-name="ce10" table:formula="of:=[.E38]/[.C38]" office:value-type="float" office:value="0.0362767142944341" calcext:value-type="float">
            <text:p>0.036</text:p>
          </table:table-cell>
          <table:table-cell office:value-type="string" calcext:value-type="string">
            <text:p>.495</text:p>
          </table:table-cell>
          <table:table-cell/>
          <table:table-cell table:style-name="ce8" office:value-type="float" office:value="495" calcext:value-type="float">
            <text:p>495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38]*[.I38]" office:value-type="float" office:value="0.495" calcext:value-type="float">
            <text:p>0.495</text:p>
          </table:table-cell>
          <table:table-cell table:style-name="ce4" table:formula="of:=ROUND([.K38];0) +2" office:value-type="float" office:value="2" calcext:value-type="float">
            <text:p>2</text:p>
          </table:table-cell>
          <table:table-cell table:style-name="ce24" table:formula="of:=[.L38]/[.I38]" office:value-type="float" office:value="0.00404040404040404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500" calcext:value-type="float">
            <text:p>50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10" table:formula="of:=SQRT((0.5*[.B39]/5)^2 + ([.$D$6])^2 + ([.C39]*[.$F$6])^2)" office:value-type="float" office:value="19.0444217554643" calcext:value-type="float">
            <text:p>19.044</text:p>
          </table:table-cell>
          <table:table-cell table:style-name="ce13" table:formula="of:=SQRT((0.5*[.B39]/5)^2 + ([.$D$7])^2 + ([.C39]*[.$F$6])^2)" office:value-type="float" office:value="19.1426225998425" calcext:value-type="float">
            <text:p>19.143</text:p>
          </table:table-cell>
          <table:table-cell table:style-name="ce10" table:formula="of:=[.E39]/[.C39]" office:value-type="float" office:value="0.0354493011108194" calcext:value-type="float">
            <text:p>0.035</text:p>
          </table:table-cell>
          <table:table-cell office:value-type="string" calcext:value-type="string">
            <text:p>.535</text:p>
          </table:table-cell>
          <table:table-cell/>
          <table:table-cell table:style-name="ce8" office:value-type="float" office:value="535" calcext:value-type="float">
            <text:p>535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39]*[.I39]" office:value-type="float" office:value="0.535" calcext:value-type="float">
            <text:p>0.535</text:p>
          </table:table-cell>
          <table:table-cell table:style-name="ce4" table:formula="of:=ROUND([.K39];0) +2" office:value-type="float" office:value="3" calcext:value-type="float">
            <text:p>3</text:p>
          </table:table-cell>
          <table:table-cell table:style-name="ce24" table:formula="of:=[.L39]/[.I39]" office:value-type="float" office:value="0.00560747663551402" calcext:value-type="float">
            <text:p>0.006</text:p>
          </table:table-cell>
          <table:table-cell table:style-name="ce24"/>
          <table:table-cell table:number-columns-repeated="6"/>
          <table:table-cell office:value-type="float" office:value="540" calcext:value-type="float">
            <text:p>54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10" table:formula="of:=SQRT((0.5*[.B40]/5)^2 + ([.$D$6])^2 + ([.C40]*[.$F$6])^2)" office:value-type="float" office:value="20.0751089660804" calcext:value-type="float">
            <text:p>20.075</text:p>
          </table:table-cell>
          <table:table-cell table:style-name="ce13" table:formula="of:=SQRT((0.5*[.B40]/5)^2 + ([.$D$7])^2 + ([.C40]*[.$F$6])^2)" office:value-type="float" office:value="20.1682919455268" calcext:value-type="float">
            <text:p>20.168</text:p>
          </table:table-cell>
          <table:table-cell table:style-name="ce10" table:formula="of:=[.E40]/[.C40]" office:value-type="float" office:value="0.03477291714746" calcext:value-type="float">
            <text:p>0.035</text:p>
          </table:table-cell>
          <table:table-cell office:value-type="string" calcext:value-type="string">
            <text:p>.575</text:p>
          </table:table-cell>
          <table:table-cell/>
          <table:table-cell table:style-name="ce8" office:value-type="float" office:value="575" calcext:value-type="float">
            <text:p>575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0]*[.I40]" office:value-type="float" office:value="0.575" calcext:value-type="float">
            <text:p>0.575</text:p>
          </table:table-cell>
          <table:table-cell table:style-name="ce4" table:formula="of:=ROUND([.K40];0) +2" office:value-type="float" office:value="3" calcext:value-type="float">
            <text:p>3</text:p>
          </table:table-cell>
          <table:table-cell table:style-name="ce24" table:formula="of:=[.L40]/[.I40]" office:value-type="float" office:value="0.00521739130434783" calcext:value-type="float">
            <text:p>0.005</text:p>
          </table:table-cell>
          <table:table-cell table:style-name="ce24"/>
          <table:table-cell table:number-columns-repeated="6"/>
          <table:table-cell office:value-type="float" office:value="580" calcext:value-type="float">
            <text:p>58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00" calcext:value-type="float">
            <text:p>600</text:p>
          </table:table-cell>
          <table:table-cell table:style-name="ce10" table:formula="of:=SQRT((0.5*[.B41]/5)^2 + ([.$D$6])^2 + ([.C41]*[.$F$6])^2)" office:value-type="float" office:value="26.9118932815958" calcext:value-type="float">
            <text:p>26.912</text:p>
          </table:table-cell>
          <table:table-cell table:style-name="ce13" table:formula="of:=SQRT((0.5*[.B41]/5)^2 + ([.$D$7])^2 + ([.C41]*[.$F$6])^2)" office:value-type="float" office:value="26.9814751264641" calcext:value-type="float">
            <text:p>26.981</text:p>
          </table:table-cell>
          <table:table-cell table:style-name="ce10" table:formula="of:=[.E41]/[.C41]" office:value-type="float" office:value="0.0449691252107735" calcext:value-type="float">
            <text:p>0.045</text:p>
          </table:table-cell>
          <table:table-cell office:value-type="string" calcext:value-type="string">
            <text:p>.596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1]*[.I41]" office:value-type="float" office:value="0.596" calcext:value-type="float">
            <text:p>0.596</text:p>
          </table:table-cell>
          <table:table-cell table:style-name="ce4" table:formula="of:=ROUND([.K41];0) +2" office:value-type="float" office:value="3" calcext:value-type="float">
            <text:p>3</text:p>
          </table:table-cell>
          <table:table-cell table:style-name="ce24" table:formula="of:=[.L41]/[.I41]" office:value-type="float" office:value="0.00503355704697987" calcext:value-type="float">
            <text:p>0.005</text:p>
          </table:table-cell>
          <table:table-cell table:style-name="ce24"/>
          <table:table-cell table:number-columns-repeated="6"/>
          <table:table-cell office:value-type="float" office:value="600" calcext:value-type="float">
            <text:p>60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40" calcext:value-type="float">
            <text:p>640</text:p>
          </table:table-cell>
          <table:table-cell table:style-name="ce10" table:formula="of:=SQRT((0.5*[.B42]/5)^2 + ([.$D$6])^2 + ([.C42]*[.$F$6])^2)" office:value-type="float" office:value="27.7288658260665" calcext:value-type="float">
            <text:p>27.729</text:p>
          </table:table-cell>
          <table:table-cell table:style-name="ce13" table:formula="of:=SQRT((0.5*[.B42]/5)^2 + ([.$D$7])^2 + ([.C42]*[.$F$6])^2)" office:value-type="float" office:value="27.7964026449467" calcext:value-type="float">
            <text:p>27.796</text:p>
          </table:table-cell>
          <table:table-cell table:style-name="ce10" table:formula="of:=[.E42]/[.C42]" office:value-type="float" office:value="0.0434318791327292" calcext:value-type="float">
            <text:p>0.043</text:p>
          </table:table-cell>
          <table:table-cell office:value-type="string" calcext:value-type="string">
            <text:p>.637</text:p>
          </table:table-cell>
          <table:table-cell/>
          <table:table-cell table:style-name="ce8" office:value-type="float" office:value="637" calcext:value-type="float">
            <text:p>637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2]*[.I42]" office:value-type="float" office:value="0.637" calcext:value-type="float">
            <text:p>0.637</text:p>
          </table:table-cell>
          <table:table-cell table:style-name="ce4" table:formula="of:=ROUND([.K42];0) +2" office:value-type="float" office:value="3" calcext:value-type="float">
            <text:p>3</text:p>
          </table:table-cell>
          <table:table-cell table:style-name="ce24" table:formula="of:=[.L42]/[.I42]" office:value-type="float" office:value="0.00470957613814757" calcext:value-type="float">
            <text:p>0.005</text:p>
          </table:table-cell>
          <table:table-cell table:style-name="ce24"/>
          <table:table-cell table:number-columns-repeated="6"/>
          <table:table-cell office:value-type="float" office:value="640" calcext:value-type="float">
            <text:p>64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10" table:formula="of:=SQRT((0.5*[.B43]/5)^2 + ([.$D$6])^2 + ([.C43]*[.$F$6])^2)" office:value-type="float" office:value="28.5728892483767" calcext:value-type="float">
            <text:p>28.573</text:p>
          </table:table-cell>
          <table:table-cell table:style-name="ce13" table:formula="of:=SQRT((0.5*[.B43]/5)^2 + ([.$D$7])^2 + ([.C43]*[.$F$6])^2)" office:value-type="float" office:value="28.63843571147" calcext:value-type="float">
            <text:p>28.638</text:p>
          </table:table-cell>
          <table:table-cell table:style-name="ce10" table:formula="of:=[.E43]/[.C43]" office:value-type="float" office:value="0.0421153466345147" calcext:value-type="float">
            <text:p>0.042</text:p>
          </table:table-cell>
          <table:table-cell office:value-type="string" calcext:value-type="string">
            <text:p>.676</text:p>
          </table:table-cell>
          <table:table-cell/>
          <table:table-cell table:style-name="ce8" office:value-type="float" office:value="676" calcext:value-type="float">
            <text:p>676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3]*[.I43]" office:value-type="float" office:value="0.676" calcext:value-type="float">
            <text:p>0.676</text:p>
          </table:table-cell>
          <table:table-cell table:style-name="ce4" table:formula="of:=ROUND([.K43];0) +2" office:value-type="float" office:value="3" calcext:value-type="float">
            <text:p>3</text:p>
          </table:table-cell>
          <table:table-cell table:style-name="ce24" table:formula="of:=[.L43]/[.I43]" office:value-type="float" office:value="0.00443786982248521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680" calcext:value-type="float">
            <text:p>68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10" table:formula="of:=SQRT((0.5*[.B44]/5)^2 + ([.$D$6])^2 + ([.C44]*[.$F$6])^2)" office:value-type="float" office:value="29.4416371827383" calcext:value-type="float">
            <text:p>29.442</text:p>
          </table:table-cell>
          <table:table-cell table:style-name="ce13" table:formula="of:=SQRT((0.5*[.B44]/5)^2 + ([.$D$7])^2 + ([.C44]*[.$F$6])^2)" office:value-type="float" office:value="29.505253769456" calcext:value-type="float">
            <text:p>29.505</text:p>
          </table:table-cell>
          <table:table-cell table:style-name="ce10" table:formula="of:=[.E44]/[.C44]" office:value-type="float" office:value="0.0409795191242445" calcext:value-type="float">
            <text:p>0.041</text:p>
          </table:table-cell>
          <table:table-cell office:value-type="string" calcext:value-type="string">
            <text:p>.715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4]*[.I44]" office:value-type="float" office:value="0.715" calcext:value-type="float">
            <text:p>0.715</text:p>
          </table:table-cell>
          <table:table-cell table:style-name="ce4" table:formula="of:=ROUND([.K44];0) +2" office:value-type="float" office:value="3" calcext:value-type="float">
            <text:p>3</text:p>
          </table:table-cell>
          <table:table-cell table:style-name="ce24" table:formula="of:=[.L44]/[.I44]" office:value-type="float" office:value="0.0041958041958042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720" calcext:value-type="float">
            <text:p>72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10" table:formula="of:=SQRT((0.5*[.B45]/5)^2 + ([.$D$6])^2 + ([.C45]*[.$F$6])^2)" office:value-type="float" office:value="30.3329853459893" calcext:value-type="float">
            <text:p>30.333</text:p>
          </table:table-cell>
          <table:table-cell table:style-name="ce13" table:formula="of:=SQRT((0.5*[.B45]/5)^2 + ([.$D$7])^2 + ([.C45]*[.$F$6])^2)" office:value-type="float" office:value="30.3947363864206" calcext:value-type="float">
            <text:p>30.395</text:p>
          </table:table-cell>
          <table:table-cell table:style-name="ce10" table:formula="of:=[.E45]/[.C45]" office:value-type="float" office:value="0.0399930741926587" calcext:value-type="float">
            <text:p>0.040</text:p>
          </table:table-cell>
          <table:table-cell office:value-type="string" calcext:value-type="string">
            <text:p>.755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5]*[.I45]" office:value-type="float" office:value="0.755" calcext:value-type="float">
            <text:p>0.755</text:p>
          </table:table-cell>
          <table:table-cell table:style-name="ce4" table:formula="of:=ROUND([.K45];0) +2" office:value-type="float" office:value="3" calcext:value-type="float">
            <text:p>3</text:p>
          </table:table-cell>
          <table:table-cell table:style-name="ce24" table:formula="of:=[.L45]/[.I45]" office:value-type="float" office:value="0.00397350993377483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760" calcext:value-type="float">
            <text:p>760</text:p>
          </table:table-cell>
          <table:table-cell table:style-name="ce1"/>
          <table:table-cell table:number-columns-repeated="1636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table:formula="of:=SQRT((0.5*[.B46]/5)^2 + ([.$D$6])^2 + ([.C46]*[.$F$6])^2)" office:value-type="float" office:value="31.244999599936" calcext:value-type="float">
            <text:p>31.245</text:p>
          </table:table-cell>
          <table:table-cell table:style-name="ce13" table:formula="of:=SQRT((0.5*[.B46]/5)^2 + ([.$D$7])^2 + ([.C46]*[.$F$6])^2)" office:value-type="float" office:value="31.3049516849971" calcext:value-type="float">
            <text:p>31.305</text:p>
          </table:table-cell>
          <table:table-cell table:style-name="ce10" table:formula="of:=[.E46]/[.C46]" office:value-type="float" office:value="0.0391311896062463" calcext:value-type="float">
            <text:p>0.039</text:p>
          </table:table-cell>
          <table:table-cell office:value-type="string" calcext:value-type="string">
            <text:p>.796</text:p>
          </table:table-cell>
          <table:table-cell/>
          <table:table-cell table:style-name="ce8" office:value-type="float" office:value="796" calcext:value-type="float">
            <text:p>796</text:p>
          </table:table-cell>
          <table:table-cell table:style-name="ce20" office:value-type="float" office:value="0.001" calcext:value-type="float">
            <text:p>0.001</text:p>
          </table:table-cell>
          <table:table-cell table:formula="of:=[.J46]*[.I46]" office:value-type="float" office:value="0.796" calcext:value-type="float">
            <text:p>0.796</text:p>
          </table:table-cell>
          <table:table-cell table:style-name="ce4" table:formula="of:=ROUND([.K46];0) +2" office:value-type="float" office:value="3" calcext:value-type="float">
            <text:p>3</text:p>
          </table:table-cell>
          <table:table-cell table:style-name="ce24" table:formula="of:=[.L46]/[.I46]" office:value-type="float" office:value="0.00376884422110553" calcext:value-type="float">
            <text:p>0.004</text:p>
          </table:table-cell>
          <table:table-cell table:style-name="ce24"/>
          <table:table-cell table:number-columns-repeated="6"/>
          <table:table-cell office:value-type="float" office:value="800" calcext:value-type="float">
            <text:p>800</text:p>
          </table:table-cell>
          <table:table-cell table:style-name="ce1"/>
          <table:table-cell table:number-columns-repeated="1636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.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.06700266085944" calcext:value-type="float">
            <text:p>2.0670026608594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.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.08326666559997" calcext:value-type="float">
            <text:p>2.0832666655999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4.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.11009478460092" calcext:value-type="float">
            <text:p>2.1100947846009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19.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2.14709105535839" calcext:value-type="float">
            <text:p>2.1470910553583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4.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2.19374109684803" calcext:value-type="float">
            <text:p>2.1937410968480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29.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2.41039415863879" calcext:value-type="float">
            <text:p>2.4103941586387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39.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.5377155080899" calcext:value-type="float">
            <text:p>2.5377155080899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48.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2.69258240356725" calcext:value-type="float">
            <text:p>2.692582403567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58.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3.35261092284804" calcext:value-type="float">
            <text:p>3.3526109228480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77.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3.70944739819828" calcext:value-type="float">
            <text:p>3.7094473981982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97.7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117.2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4.57820925690384" calcext:value-type="float">
            <text:p>4.5782092569038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97.4" calcext:value-type="float">
            <text:p>97.4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18.8" calcext:value-type="float">
            <text:p>118.8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6.47765389628066" calcext:value-type="float">
            <text:p>6.4776538962806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6.82934843158555" calcext:value-type="float">
            <text:p>6.829348431585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47.4" calcext:value-type="float">
            <text:p>147.4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7.0178344238091" calcext:value-type="float">
            <text:p>7.0178344238091</text:p>
          </table:table-cell>
          <table:table-cell>
            <draw:frame table:end-cell-address="Calibrazione.T90" table:end-x="0.5453in" table:end-y="0.1079in" draw:z-index="0" draw:name="Grafico 9" draw:style-name="gr1" draw:text-style-name="P1" svg:width="14.2724in" svg:height="4.9354in" svg:x="1.4839in" svg:y="0.2039in">
              <draw:object draw:notify-on-update-of-ranges="Calibrazione.I22:Calibrazione.I46 Calibrazione.U22:Calibrazione.U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8" office:value-type="float" office:value="159.2" calcext:value-type="float">
            <text:p>159.2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table-cell office:value-type="float" office:value="7.21387551874857" calcext:value-type="float">
            <text:p>7.2138755187485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7.62627038597505" calcext:value-type="float">
            <text:p>7.6262703859750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198.1" calcext:value-type="float">
            <text:p>198.1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17.5" calcext:value-type="float">
            <text:p>217.5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0.9" calcext:value-type="float">
            <text:p>0.9</text:p>
          </table:table-cell>
          <table:table-cell office:value-type="float" office:value="8.51821577561874" calcext:value-type="float">
            <text:p>8.5182157756187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37.3" calcext:value-type="float">
            <text:p>237.3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office:value-type="float" office:value="8.99110671719561" calcext:value-type="float">
            <text:p>8.9911067171956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.47839648885823" calcext:value-type="float">
            <text:p>9.4783964888582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76.8" calcext:value-type="float">
            <text:p>276.8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9.97797574661314" calcext:value-type="float">
            <text:p>9.97797574661314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296.9" calcext:value-type="float">
            <text:p>296.9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.1" calcext:value-type="float">
            <text:p>1.1</text:p>
          </table:table-cell>
          <table:table-cell office:value-type="float" office:value="10.4880884817015" calcext:value-type="float">
            <text:p>10.488088481701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36.9" calcext:value-type="float">
            <text:p>336.9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14.4235917856822" calcext:value-type="float">
            <text:p>14.423591785682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377.1" calcext:value-type="float">
            <text:p>377.1</text:p>
          </table:table-cell>
          <table:table-cell table:style-name="ce4" office:value-type="float" office:value="380" calcext:value-type="float">
            <text:p>380</text:p>
          </table:table-cell>
          <table:table-cell office:value-type="float" office:value="1.3" calcext:value-type="float">
            <text:p>1.3</text:p>
          </table:table-cell>
          <table:table-cell office:value-type="float" office:value="15.2957510439991" calcext:value-type="float">
            <text:p>15.295751043999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9" office:value-type="float" office:value="416" calcext:value-type="float">
            <text:p>416</text:p>
          </table:table-cell>
          <table:table-cell table:style-name="ce4"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6.2098735343617" calcext:value-type="float">
            <text:p>16.209873534361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56" calcext:value-type="float">
            <text:p>456</text:p>
          </table:table-cell>
          <table:table-cell table:style-name="ce4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17.1592540630413" calcext:value-type="float">
            <text:p>17.15925406304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495" calcext:value-type="float">
            <text:p>495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8.1383571472171" calcext:value-type="float">
            <text:p>18.138357147217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35" calcext:value-type="float">
            <text:p>535</text:p>
          </table:table-cell>
          <table:table-cell table:style-name="ce4"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9.1426225998425" calcext:value-type="float">
            <text:p>19.14262259984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75" calcext:value-type="float">
            <text:p>575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20.1682919455268" calcext:value-type="float">
            <text:p>20.168291945526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596" calcext:value-type="float">
            <text:p>596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6.9814751264641" calcext:value-type="float">
            <text:p>26.9814751264641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37" calcext:value-type="float">
            <text:p>637</text:p>
          </table:table-cell>
          <table:table-cell table:style-name="ce4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27.7964026449467" calcext:value-type="float">
            <text:p>27.796402644946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676" calcext:value-type="float">
            <text:p>676</text:p>
          </table:table-cell>
          <table:table-cell table:style-name="ce4"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28.63843571147" calcext:value-type="float">
            <text:p>28.6384357114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15" calcext:value-type="float">
            <text:p>715</text:p>
          </table:table-cell>
          <table:table-cell table:style-name="ce4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29.505253769456" calcext:value-type="float">
            <text:p>29.50525376945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55" calcext:value-type="float">
            <text:p>755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30.3947363864206" calcext:value-type="float">
            <text:p>30.394736386420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 office:value-type="float" office:value="796" calcext:value-type="float">
            <text:p>796</text:p>
          </table:table-cell>
          <table:table-cell table:style-name="ce4"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1.3049516849971" calcext:value-type="float">
            <text:p>31.3049516849971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Si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7" table:default-cell-style-name="ce26"/>
        <table:table-column table:style-name="co18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1" table:number-columns-repeated="1637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 gamma</text:p>
          </table:table-cell>
          <table:table-cell office:value-type="string" calcext:value-type="string">
            <text:p>Si = 550 mV</text:p>
          </table:table-cell>
          <table:table-cell table:number-columns-repeated="3"/>
          <table:table-cell office:value-type="string" calcext:value-type="string" table:number-columns-spanned="5" table:number-rows-spanned="1">
            <text:p>Errore sullo zero dell'oscilloscopio fatto con 5 mV/div ed è mezza tacchetta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Ge = 150 mV</text:p>
          </table:table-cell>
          <table:table-cell table:number-columns-repeated="16381"/>
        </table:table-row>
        <table:table-row table:style-name="ro1">
          <table:table-cell table:number-columns-repeated="6"/>
          <table:table-cell office:value-type="string" calcext:value-type="string">
            <text:p>4, 40, 400 mA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errore sullo 0 fondoscala 5 mv(mv):</text:p>
          </table:table-cell>
          <table:table-cell/>
          <table:table-cell table:style-name="ce1" table:formula="of:=0.5*(5/5)" office:value-type="float" office:value="0.5" calcext:value-type="float">
            <text:p>0.5</text:p>
          </table:table-cell>
          <table:table-cell table:style-name="ce12" office:value-type="string" calcext:value-type="string">
            <text:p>errore costruttore misura osc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V/div</text:p>
          </table:table-cell>
          <table:table-cell table:style-name="ce4" office:value-type="string" calcext:value-type="string">
            <text:p>Oscilloscopio (mV)</text:p>
          </table:table-cell>
          <table:table-cell table:style-name="ce4" office:value-type="string" calcext:value-type="string">
            <text:p>err oscilloscopio (mv)</text:p>
          </table:table-cell>
          <table:table-cell office:value-type="string" calcext:value-type="string">
            <text:p>err rel</text:p>
          </table:table-cell>
          <table:table-cell table:style-name="ce12" office:value-type="string" calcext:value-type="string">
            <text:p>Multimetro</text:p>
          </table:table-cell>
          <table:table-cell office:value-type="string" calcext:value-type="string">
            <text:p>Scala multimetro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28" table:formula="of:=SQRT((0.5*[.B10]/5)^2 + ([.$F$7])^2 + ([.C10]*[.$H$7])^2)" office:value-type="float" office:value="3.64005494464026" calcext:value-type="float">
            <text:p>3.6</text:p>
          </table:table-cell>
          <table:table-cell table:style-name="ce24" table:formula="of:=[.D10]/[.C10]" office:value-type="float" office:value="0.0364005494464026" calcext:value-type="float">
            <text:p>0.03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28" table:formula="of:=SQRT((0.5*[.B11]/5)^2 + ([.$F$7])^2 + ([.C11]*[.$H$7])^2)" office:value-type="float" office:value="4.14849370253831" calcext:value-type="float">
            <text:p>4.1</text:p>
          </table:table-cell>
          <table:table-cell table:style-name="ce24" table:formula="of:=[.D11]/[.C11]" office:value-type="float" office:value="0.0345707808544859" calcext:value-type="float">
            <text:p>0.03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style-name="ce28" table:formula="of:=SQRT((0.5*[.B12]/5)^2 + ([.$F$7])^2 + ([.C12]*[.$H$7])^2)" office:value-type="float" office:value="6.74536878161602" calcext:value-type="float">
            <text:p>6.7</text:p>
          </table:table-cell>
          <table:table-cell table:style-name="ce24" table:formula="of:=[.D12]/[.C12]" office:value-type="float" office:value="0.0449691252107735" calcext:value-type="float">
            <text:p>0.04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28" table:formula="of:=SQRT((0.5*[.B13]/5)^2 + ([.$F$7])^2 + ([.C13]*[.$H$7])^2)" office:value-type="float" office:value="7.82623792124926" calcext:value-type="float">
            <text:p>7.8</text:p>
          </table:table-cell>
          <table:table-cell table:style-name="ce24" table:formula="of:=[.D13]/[.C13]" office:value-type="float" office:value="0.0391311896062463" calcext:value-type="float">
            <text:p>0.039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28" table:formula="of:=SQRT((0.5*[.B14]/5)^2 + ([.$F$7])^2 + ([.C14]*[.$H$7])^2)" office:value-type="float" office:value="9.02773504263389" calcext:value-type="float">
            <text:p>9.0</text:p>
          </table:table-cell>
          <table:table-cell table:style-name="ce24" table:formula="of:=[.D14]/[.C14]" office:value-type="float" office:value="0.0361109401705356" calcext:value-type="float">
            <text:p>0.03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28" table:formula="of:=SQRT((0.5*[.B15]/5)^2 + ([.$F$7])^2 + ([.C15]*[.$H$7])^2)" office:value-type="float" office:value="10.3077640640442" calcext:value-type="float">
            <text:p>10.3</text:p>
          </table:table-cell>
          <table:table-cell table:style-name="ce24" table:formula="of:=[.D15]/[.C15]" office:value-type="float" office:value="0.0343592135468138" calcext:value-type="float">
            <text:p>0.03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330" calcext:value-type="float">
            <text:p>330</text:p>
          </table:table-cell>
          <table:table-cell table:style-name="ce28" table:formula="of:=SQRT((0.5*[.B16]/5)^2 + ([.$F$7])^2 + ([.C16]*[.$H$7])^2)" office:value-type="float" office:value="11.1022520238013" calcext:value-type="float">
            <text:p>11.1</text:p>
          </table:table-cell>
          <table:table-cell table:style-name="ce24" table:formula="of:=[.D16]/[.C16]" office:value-type="float" office:value="0.033643187950913" calcext:value-type="float">
            <text:p>0.03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40" calcext:value-type="float">
            <text:p>340</text:p>
          </table:table-cell>
          <table:table-cell table:style-name="ce28" table:formula="of:=SQRT((0.5*[.B17]/5)^2 + ([.$F$7])^2 + ([.C17]*[.$H$7])^2)" office:value-type="float" office:value="14.293005282305" calcext:value-type="float">
            <text:p>14.3</text:p>
          </table:table-cell>
          <table:table-cell table:style-name="ce24" table:formula="of:=[.D17]/[.C17]" office:value-type="float" office:value="0.042038250830309" calcext:value-type="float">
            <text:p>0.04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60" calcext:value-type="float">
            <text:p>360</text:p>
          </table:table-cell>
          <table:table-cell table:style-name="ce28" table:formula="of:=SQRT((0.5*[.B18]/5)^2 + ([.$F$7])^2 + ([.C18]*[.$H$7])^2)" office:value-type="float" office:value="14.7271857460956" calcext:value-type="float">
            <text:p>14.7</text:p>
          </table:table-cell>
          <table:table-cell table:style-name="ce24" table:formula="of:=[.D18]/[.C18]" office:value-type="float" office:value="0.0409088492947099" calcext:value-type="float">
            <text:p>0.04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380" calcext:value-type="float">
            <text:p>380</text:p>
          </table:table-cell>
          <table:table-cell table:style-name="ce28" table:formula="of:=SQRT((0.5*[.B19]/5)^2 + ([.$F$7])^2 + ([.C19]*[.$H$7])^2)" office:value-type="float" office:value="15.1726728034318" calcext:value-type="float">
            <text:p>15.2</text:p>
          </table:table-cell>
          <table:table-cell table:style-name="ce24" table:formula="of:=[.D19]/[.C19]" office:value-type="float" office:value="0.0399280863248206" calcext:value-type="float">
            <text:p>0.04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28" table:formula="of:=SQRT((0.5*[.B20]/5)^2 + ([.$F$7])^2 + ([.C20]*[.$H$7])^2)" office:value-type="float" office:value="15.6284996080878" calcext:value-type="float">
            <text:p>15.6</text:p>
          </table:table-cell>
          <table:table-cell table:style-name="ce24" table:formula="of:=[.D20]/[.C20]" office:value-type="float" office:value="0.0390712490202195" calcext:value-type="float">
            <text:p>0.039</text:p>
          </table:table-cell>
          <table:table-cell office:value-type="string" calcext:value-type="string">
            <text:p>0.01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10" calcext:value-type="float">
            <text:p>410</text:p>
          </table:table-cell>
          <table:table-cell table:style-name="ce28" table:formula="of:=SQRT((0.5*[.B21]/5)^2 + ([.$F$7])^2 + ([.C21]*[.$H$7])^2)" office:value-type="float" office:value="15.8600126103355" calcext:value-type="float">
            <text:p>15.9</text:p>
          </table:table-cell>
          <table:table-cell table:style-name="ce24" table:formula="of:=[.D21]/[.C21]" office:value-type="float" office:value="0.0386829575861841" calcext:value-type="float">
            <text:p>0.039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28" table:formula="of:=SQRT((0.5*[.B22]/5)^2 + ([.$F$7])^2 + ([.C22]*[.$H$7])^2)" office:value-type="float" office:value="16.0937876213153" calcext:value-type="float">
            <text:p>16.1</text:p>
          </table:table-cell>
          <table:table-cell table:style-name="ce24" table:formula="of:=[.D22]/[.C22]" office:value-type="float" office:value="0.0383185419555125" calcext:value-type="float">
            <text:p>0.038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30" calcext:value-type="float">
            <text:p>430</text:p>
          </table:table-cell>
          <table:table-cell table:style-name="ce28" table:formula="of:=SQRT((0.5*[.B23]/5)^2 + ([.$F$7])^2 + ([.C23]*[.$H$7])^2)" office:value-type="float" office:value="16.3297274931335" calcext:value-type="float">
            <text:p>16.3</text:p>
          </table:table-cell>
          <table:table-cell table:style-name="ce24" table:formula="of:=[.D23]/[.C23]" office:value-type="float" office:value="0.0379761104491477" calcext:value-type="float">
            <text:p>0.038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40" calcext:value-type="float">
            <text:p>440</text:p>
          </table:table-cell>
          <table:table-cell table:style-name="ce28" table:formula="of:=SQRT((0.5*[.B24]/5)^2 + ([.$F$7])^2 + ([.C24]*[.$H$7])^2)" office:value-type="float" office:value="16.5677397372122" calcext:value-type="float">
            <text:p>16.6</text:p>
          </table:table-cell>
          <table:table-cell table:style-name="ce24" table:formula="of:=[.D24]/[.C24]" office:value-type="float" office:value="0.0376539539482095" calcext:value-type="float">
            <text:p>0.038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50" calcext:value-type="float">
            <text:p>450</text:p>
          </table:table-cell>
          <table:table-cell table:style-name="ce28" table:formula="of:=SQRT((0.5*[.B25]/5)^2 + ([.$F$7])^2 + ([.C25]*[.$H$7])^2)" office:value-type="float" office:value="16.8077363139716" calcext:value-type="float">
            <text:p>16.8</text:p>
          </table:table-cell>
          <table:table-cell table:style-name="ce24" table:formula="of:=[.D25]/[.C25]" office:value-type="float" office:value="0.0373505251421591" calcext:value-type="float">
            <text:p>0.037</text:p>
          </table:table-cell>
          <table:table-cell office:value-type="string" calcext:value-type="string">
            <text:p>0.028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60" calcext:value-type="float">
            <text:p>460</text:p>
          </table:table-cell>
          <table:table-cell table:style-name="ce28" table:formula="of:=SQRT((0.5*[.B26]/5)^2 + ([.$F$7])^2 + ([.C26]*[.$H$7])^2)" office:value-type="float" office:value="17.0496334271444" calcext:value-type="float">
            <text:p>17.0</text:p>
          </table:table-cell>
          <table:table-cell table:style-name="ce24" table:formula="of:=[.D26]/[.C26]" office:value-type="float" office:value="0.0370644204937922" calcext:value-type="float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70" calcext:value-type="float">
            <text:p>470</text:p>
          </table:table-cell>
          <table:table-cell table:style-name="ce28" table:formula="of:=SQRT((0.5*[.B27]/5)^2 + ([.$F$7])^2 + ([.C27]*[.$H$7])^2)" office:value-type="float" office:value="17.2933513235579" calcext:value-type="float">
            <text:p>17.3</text:p>
          </table:table-cell>
          <table:table-cell table:style-name="ce24" table:formula="of:=[.D27]/[.C27]" office:value-type="float" office:value="0.0367943645182082" calcext:value-type="float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80" calcext:value-type="float">
            <text:p>480</text:p>
          </table:table-cell>
          <table:table-cell table:style-name="ce28" table:formula="of:=SQRT((0.5*[.B28]/5)^2 + ([.$F$7])^2 + ([.C28]*[.$H$7])^2)" office:value-type="float" office:value="17.5388140990205" calcext:value-type="float">
            <text:p>17.5</text:p>
          </table:table-cell>
          <table:table-cell table:style-name="ce24" table:formula="of:=[.D28]/[.C28]" office:value-type="float" office:value="0.036539196039626" calcext:value-type="float">
            <text:p>0.037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490" calcext:value-type="float">
            <text:p>490</text:p>
          </table:table-cell>
          <table:table-cell table:style-name="ce28" table:formula="of:=SQRT((0.5*[.B29]/5)^2 + ([.$F$7])^2 + ([.C29]*[.$H$7])^2)" office:value-type="float" office:value="17.7859495107796" calcext:value-type="float">
            <text:p>17.8</text:p>
          </table:table-cell>
          <table:table-cell table:style-name="ce24" table:formula="of:=[.D29]/[.C29]" office:value-type="float" office:value="0.0362978561444481" calcext:value-type="float">
            <text:p>0.03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28" table:formula="of:=SQRT((0.5*[.B30]/5)^2 + ([.$F$7])^2 + ([.C30]*[.$H$7])^2)" office:value-type="float" office:value="18.0346887968714" calcext:value-type="float">
            <text:p>18.0</text:p>
          </table:table-cell>
          <table:table-cell table:style-name="ce24" table:formula="of:=[.D30]/[.C30]" office:value-type="float" office:value="0.0360693775937429" calcext:value-type="float">
            <text:p>0.03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10" calcext:value-type="float">
            <text:p>510</text:p>
          </table:table-cell>
          <table:table-cell table:style-name="ce28" table:formula="of:=SQRT((0.5*[.B31]/5)^2 + ([.$F$7])^2 + ([.C31]*[.$H$7])^2)" office:value-type="float" office:value="18.2849665025671" calcext:value-type="float">
            <text:p>18.3</text:p>
          </table:table-cell>
          <table:table-cell table:style-name="ce24" table:formula="of:=[.D31]/[.C31]" office:value-type="float" office:value="0.0358528754952296" calcext:value-type="float">
            <text:p>0.036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20" calcext:value-type="float">
            <text:p>520</text:p>
          </table:table-cell>
          <table:table-cell table:style-name="ce28" table:formula="of:=SQRT((0.5*[.B32]/5)^2 + ([.$F$7])^2 + ([.C32]*[.$H$7])^2)" office:value-type="float" office:value="18.5367203140146" calcext:value-type="float">
            <text:p>18.5</text:p>
          </table:table-cell>
          <table:table-cell table:style-name="ce24" table:formula="of:=[.D32]/[.C32]" office:value-type="float" office:value="0.0356475390654126" calcext:value-type="float">
            <text:p>0.03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30" calcext:value-type="float">
            <text:p>530</text:p>
          </table:table-cell>
          <table:table-cell table:style-name="ce28" table:formula="of:=SQRT((0.5*[.B33]/5)^2 + ([.$F$7])^2 + ([.C33]*[.$H$7])^2)" office:value-type="float" office:value="18.7898908990978" calcext:value-type="float">
            <text:p>18.8</text:p>
          </table:table-cell>
          <table:table-cell table:style-name="ce24" table:formula="of:=[.D33]/[.C33]" office:value-type="float" office:value="0.0354526243379205" calcext:value-type="float">
            <text:p>0.035</text:p>
          </table:table-cell>
          <table:table-cell office:value-type="string" calcext:value-type="string">
            <text:p>0.15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40" calcext:value-type="float">
            <text:p>540</text:p>
          </table:table-cell>
          <table:table-cell table:style-name="ce28" table:formula="of:=SQRT((0.5*[.B34]/5)^2 + ([.$F$7])^2 + ([.C34]*[.$H$7])^2)" office:value-type="float" office:value="19.0444217554643" calcext:value-type="float">
            <text:p>19.0</text:p>
          </table:table-cell>
          <table:table-cell table:style-name="ce24" table:formula="of:=[.D34]/[.C34]" office:value-type="float" office:value="0.0352674476953042" calcext:value-type="float">
            <text:p>0.035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50" calcext:value-type="float">
            <text:p>550</text:p>
          </table:table-cell>
          <table:table-cell table:style-name="ce28" table:formula="of:=SQRT((0.5*[.B35]/5)^2 + ([.$F$7])^2 + ([.C35]*[.$H$7])^2)" office:value-type="float" office:value="19.3002590656188" calcext:value-type="float">
            <text:p>19.3</text:p>
          </table:table-cell>
          <table:table-cell table:style-name="ce24" table:formula="of:=[.D35]/[.C35]" office:value-type="float" office:value="0.0350913801193069" calcext:value-type="float">
            <text:p>0.035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60" calcext:value-type="float">
            <text:p>560</text:p>
          </table:table-cell>
          <table:table-cell table:style-name="ce28" table:formula="of:=SQRT((0.5*[.B36]/5)^2 + ([.$F$7])^2 + ([.C36]*[.$H$7])^2)" office:value-type="float" office:value="19.5573515589407" calcext:value-type="float">
            <text:p>19.6</text:p>
          </table:table-cell>
          <table:table-cell table:style-name="ce24" table:formula="of:=[.D36]/[.C36]" office:value-type="float" office:value="0.034923842069537" calcext:value-type="float">
            <text:p>0.035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70" calcext:value-type="float">
            <text:p>570</text:p>
          </table:table-cell>
          <table:table-cell table:style-name="ce28" table:formula="of:=SQRT((0.5*[.B37]/5)^2 + ([.$F$7])^2 + ([.C37]*[.$H$7])^2)" office:value-type="float" office:value="19.8156503804442" calcext:value-type="float">
            <text:p>19.8</text:p>
          </table:table-cell>
          <table:table-cell table:style-name="ce24" table:formula="of:=[.D37]/[.C37]" office:value-type="float" office:value="0.0347642989130601" calcext:value-type="float">
            <text:p>0.035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80" calcext:value-type="float">
            <text:p>580</text:p>
          </table:table-cell>
          <table:table-cell table:style-name="ce28" table:formula="of:=SQRT((0.5*[.B38]/5)^2 + ([.$F$7])^2 + ([.C38]*[.$H$7])^2)" office:value-type="float" office:value="20.0751089660804" calcext:value-type="float">
            <text:p>20.1</text:p>
          </table:table-cell>
          <table:table-cell table:style-name="ce24" table:formula="of:=[.D38]/[.C38]" office:value-type="float" office:value="0.0346122568380696" calcext:value-type="float">
            <text:p>0.035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590" calcext:value-type="float">
            <text:p>590</text:p>
          </table:table-cell>
          <table:table-cell table:style-name="ce28" table:formula="of:=SQRT((0.5*[.B39]/5)^2 + ([.$F$7])^2 + ([.C39]*[.$H$7])^2)" office:value-type="float" office:value="20.3356829243574" calcext:value-type="float">
            <text:p>20.3</text:p>
          </table:table-cell>
          <table:table-cell table:style-name="ce24" table:formula="of:=[.D39]/[.C39]" office:value-type="float" office:value="0.0344672591938261" calcext:value-type="float">
            <text:p>0.034</text:p>
          </table:table-cell>
          <table:table-cell office:value-type="string" calcext:value-type="string">
            <text:p>0.54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28" table:formula="of:=SQRT((0.5*[.B40]/5)^2 + ([.$F$7])^2 + ([.C40]*[.$H$7])^2)" office:value-type="float" office:value="20.597329924046" calcext:value-type="float">
            <text:p>20.6</text:p>
          </table:table-cell>
          <table:table-cell table:style-name="ce24" table:formula="of:=[.D40]/[.C40]" office:value-type="float" office:value="0.0343288832067433" calcext:value-type="float">
            <text:p>0.034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10" calcext:value-type="float">
            <text:p>610</text:p>
          </table:table-cell>
          <table:table-cell table:style-name="ce28" table:formula="of:=SQRT((0.5*[.B41]/5)^2 + ([.$F$7])^2 + ([.C41]*[.$H$7])^2)" office:value-type="float" office:value="20.8600095877255" calcext:value-type="float">
            <text:p>20.9</text:p>
          </table:table-cell>
          <table:table-cell table:style-name="ce24" table:formula="of:=[.D41]/[.C41]" office:value-type="float" office:value="0.0341967370290582" calcext:value-type="float">
            <text:p>0.034</text:p>
          </table:table-cell>
          <table:table-cell office:value-type="string" calcext:value-type="string">
            <text:p>0.801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20" calcext:value-type="float">
            <text:p>620</text:p>
          </table:table-cell>
          <table:table-cell table:style-name="ce28" table:formula="of:=SQRT((0.5*[.B42]/5)^2 + ([.$F$7])^2 + ([.C42]*[.$H$7])^2)" office:value-type="float" office:value="21.123683390924" calcext:value-type="float">
            <text:p>21.1</text:p>
          </table:table-cell>
          <table:table-cell table:style-name="ce24" table:formula="of:=[.D42]/[.C42]" office:value-type="float" office:value="0.0340704570821355" calcext:value-type="float">
            <text:p>0.034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30" calcext:value-type="float">
            <text:p>630</text:p>
          </table:table-cell>
          <table:table-cell table:style-name="ce28" table:formula="of:=SQRT((0.5*[.B43]/5)^2 + ([.$F$7])^2 + ([.C43]*[.$H$7])^2)" office:value-type="float" office:value="21.3883145666039" calcext:value-type="float">
            <text:p>21.4</text:p>
          </table:table-cell>
          <table:table-cell table:style-name="ce24" table:formula="of:=[.D43]/[.C43]" office:value-type="float" office:value="0.033949705661276" calcext:value-type="float">
            <text:p>0.034</text:p>
          </table:table-cell>
          <table:table-cell office:value-type="string" calcext:value-type="string">
            <text:p>1.238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640" calcext:value-type="float">
            <text:p>640</text:p>
          </table:table-cell>
          <table:table-cell table:style-name="ce28" table:formula="of:=SQRT((0.5*[.B44]/5)^2 + ([.$F$7])^2 + ([.C44]*[.$H$7])^2)" office:value-type="float" office:value="21.6538680147451" calcext:value-type="float">
            <text:p>21.7</text:p>
          </table:table-cell>
          <table:table-cell table:style-name="ce24" table:formula="of:=[.D44]/[.C44]" office:value-type="float" office:value="0.0338341687730392" calcext:value-type="float">
            <text:p>0.034</text:p>
          </table:table-cell>
          <table:table-cell office:value-type="string" calcext:value-type="string">
            <text:p>1.54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60" calcext:value-type="float">
            <text:p>660</text:p>
          </table:table-cell>
          <table:table-cell table:style-name="ce28" table:formula="of:=SQRT((0.5*[.B45]/5)^2 + ([.$F$7])^2 + ([.C45]*[.$H$7])^2)" office:value-type="float" office:value="28.1476464380239" calcext:value-type="float">
            <text:p>28.1</text:p>
          </table:table-cell>
          <table:table-cell table:style-name="ce24" table:formula="of:=[.D45]/[.C45]" office:value-type="float" office:value="0.0426479491485211" calcext:value-type="float">
            <text:p>0.043</text:p>
          </table:table-cell>
          <table:table-cell office:value-type="string" calcext:value-type="string">
            <text:p>2.383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680" calcext:value-type="float">
            <text:p>680</text:p>
          </table:table-cell>
          <table:table-cell table:style-name="ce28" table:formula="of:=SQRT((0.5*[.B46]/5)^2 + ([.$F$7])^2 + ([.C46]*[.$H$7])^2)" office:value-type="float" office:value="28.5728892483767" calcext:value-type="float">
            <text:p>28.6</text:p>
          </table:table-cell>
          <table:table-cell table:style-name="ce24" table:formula="of:=[.D46]/[.C46]" office:value-type="float" office:value="0.0420189547770245" calcext:value-type="float">
            <text:p>0.042</text:p>
          </table:table-cell>
          <table:table-cell office:value-type="string" calcext:value-type="string">
            <text:p>3.414</text:p>
          </table:table-cell>
          <table:table-cell office:value-type="string" calcext:value-type="string">
            <text:p>4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00" calcext:value-type="float">
            <text:p>700</text:p>
          </table:table-cell>
          <table:table-cell table:style-name="ce28" table:formula="of:=SQRT((0.5*[.B47]/5)^2 + ([.$F$7])^2 + ([.C47]*[.$H$7])^2)" office:value-type="float" office:value="29.0043100245464" calcext:value-type="float">
            <text:p>29.0</text:p>
          </table:table-cell>
          <table:table-cell table:style-name="ce24" table:formula="of:=[.D47]/[.C47]" office:value-type="float" office:value="0.0414347286064948" calcext:value-type="float">
            <text:p>0.041</text:p>
          </table:table-cell>
          <table:table-cell office:value-type="string" calcext:value-type="string">
            <text:p>04.77</text:p>
          </table:table-cell>
          <table:table-cell office:value-type="string" calcext:value-type="string">
            <text:p>40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20" calcext:value-type="float">
            <text:p>720</text:p>
          </table:table-cell>
          <table:table-cell table:style-name="ce28" table:formula="of:=SQRT((0.5*[.B48]/5)^2 + ([.$F$7])^2 + ([.C48]*[.$H$7])^2)" office:value-type="float" office:value="29.4416371827383" calcext:value-type="float">
            <text:p>29.4</text:p>
          </table:table-cell>
          <table:table-cell table:style-name="ce24" table:formula="of:=[.D48]/[.C48]" office:value-type="float" office:value="0.0408911627538032" calcext:value-type="float">
            <text:p>0.041</text:p>
          </table:table-cell>
          <table:table-cell office:value-type="string" calcext:value-type="string">
            <text:p>06.42</text:p>
          </table:table-cell>
          <table:table-cell office:value-type="string" calcext:value-type="string">
            <text:p>40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40" calcext:value-type="float">
            <text:p>740</text:p>
          </table:table-cell>
          <table:table-cell table:style-name="ce28" table:formula="of:=SQRT((0.5*[.B49]/5)^2 + ([.$F$7])^2 + ([.C49]*[.$H$7])^2)" office:value-type="float" office:value="29.8846114246112" calcext:value-type="float">
            <text:p>29.9</text:p>
          </table:table-cell>
          <table:table-cell table:style-name="ce24" table:formula="of:=[.D49]/[.C49]" office:value-type="float" office:value="0.0403846100332583" calcext:value-type="float">
            <text:p>0.040</text:p>
          </table:table-cell>
          <table:table-cell office:value-type="string" calcext:value-type="string">
            <text:p>07.85</text:p>
          </table:table-cell>
          <table:table-cell office:value-type="string" calcext:value-type="string">
            <text:p>40 m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760" calcext:value-type="float">
            <text:p>760</text:p>
          </table:table-cell>
          <table:table-cell table:style-name="ce28" table:formula="of:=SQRT((0.5*[.B50]/5)^2 + ([.$F$7])^2 + ([.C50]*[.$H$7])^2)" office:value-type="float" office:value="30.3329853459893" calcext:value-type="float">
            <text:p>30.3</text:p>
          </table:table-cell>
          <table:table-cell table:style-name="ce24" table:formula="of:=[.D50]/[.C50]" office:value-type="float" office:value="0.0399118228236701" calcext:value-type="float">
            <text:p>0.040</text:p>
          </table:table-cell>
          <table:table-cell office:value-type="string" calcext:value-type="string">
            <text:p>09.75</text:p>
          </table:table-cell>
          <table:table-cell office:value-type="string" calcext:value-type="string">
            <text:p>40 m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6379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o Ge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ce30"/>
        <table:table-column table:style-name="co1" table:number-columns-repeated="16380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4, 40, 400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scopio</text:p>
          </table:table-cell>
          <table:table-cell table:style-name="ce31" office:value-type="string" calcext:value-type="string">
            <text:p>Multimetro</text:p>
          </table:table-cell>
          <table:table-cell office:value-type="string" calcext:value-type="string">
            <text:p>Scala multimetro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 m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 m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 m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 m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 m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 m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 m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3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20 mV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28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39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48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72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80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883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82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.197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.31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43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.60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.737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93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.095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31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.511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.76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50 mV</text:p>
          </table:table-cell>
          <table:table-cell table:style-name="ce29" office:value-type="float" office:value="330" calcext:value-type="float">
            <text:p>330</text:p>
          </table:table-cell>
          <table:table-cell office:value-type="string" calcext:value-type="string">
            <text:p>3.256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0 m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.808</text:p>
          </table:table-cell>
          <table:table-cell office:value-type="string" calcext:value-type="string">
            <text:p>4 mA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\</text:p>
          </table:table-cell>
          <table:table-cell table:number-columns-repeated="16379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alibrazione.O24:Calibrazione.S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3">
      <number:number number:decimal-places="16" number:min-decimal-places="16" number:min-integer-digits="1"/>
    </number:number-style>
    <number:number-style style:name="N164">
      <number:number number:decimal-places="15" number:min-decimal-places="15" number:min-integer-digits="1"/>
    </number:number-style>
    <number:number-style style:name="N165">
      <number:number number:decimal-places="17" number:min-decimal-places="17" number:min-integer-digits="1"/>
    </number:number-style>
    <number:number-style style:name="N166">
      <number:number number:decimal-places="18" number:min-decimal-places="18" number:min-integer-digits="1"/>
    </number:number-style>
    <number:number-style style:name="N167">
      <number:number number:decimal-places="19" number:min-decimal-places="19" number:min-integer-digits="1"/>
    </number:number-style>
    <number:number-style style:name="N168">
      <number:number number:decimal-places="20" number:min-decimal-places="20" number:min-integer-digits="1"/>
    </number:number-style>
    <number:number-style style:name="N169">
      <number:number number:decimal-places="14" number:min-decimal-places="14" number:min-integer-digits="1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odo_20_Si" style:display-name="PageStyle_Diodo 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odo_20_Ge" style:display-name="PageStyle_Diodo 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ibrazione" style:display-name="PageStyle_Calibrazio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Caprara</meta:initial-creator>
    <meta:creation-date>2025-11-20T13:42:38</meta:creation-date>
    <dc:date>2025-11-21T15:01:43.288238272</dc:date>
    <meta:generator>LibreOffice/24.2.7.2$Linux_X86_64 LibreOffice_project/420$Build-2</meta:generator>
    <meta:editing-duration>PT2H27M36S</meta:editing-duration>
    <meta:editing-cycles>5</meta:editing-cycles>
    <meta:document-statistic meta:table-count="3" meta:cell-count="1189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color="#ff0000" svg:stroke-linecap="round"/>
    </style:style>
    <style:style style:name="ch8" style:family="chart">
      <style:text-properties fo:color="#595959" style:text-position="0% 100%" fo:font-family="'Aptos Narrow'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3.704cm" svg:height="12.536cm" xlink:href=".." xlink:type="simple" chart:class="chart:scatter" chart:style-name="ch1">
        <chart:title svg:x="14.381cm" svg:y="0.385cm" chart:style-name="ch2">
          <text:p>Retta di calibrazione</text:p>
        </chart:title>
        <chart:plot-area chart:style-name="ch3" table:cell-range-address="Calibrazione.U22:Calibrazione.U46 Calibrazione.I22:Calibrazione.I46" chart:data-source-has-labels="row" svg:x="0.674cm" svg:y="1.62cm" svg:width="32.356cm" svg:height="10.666cm">
          <chart:coordinate-region svg:x="1.304cm" svg:y="1.846cm" svg:width="31.46cm" svg:height="9.8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zione.I22:Calibrazione.I46" loext:label-string="&quot;Retta di calibrazione&quot;" chart:class="chart:scatter">
            <chart:domain table:cell-range-address="Calibrazione.U22:Calibrazione.U46"/>
            <chart:regression-curve chart:style-name="ch7">
              <chart:equation chart:display-equation="true" chart:display-r-square="true" chart:style-name="ch8"/>
            </chart:regression-curve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Retta di calibrazi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alibrazione.U22:Calibrazione.U46</svg:desc>
                </draw:g>
              </table:table-cell>
              <table:table-cell office:value-type="float" office:value="97.4">
                <text:p>97.4</text:p>
                <draw:g>
                  <svg:desc>Calibrazione.I22:Calibrazione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96.9">
                <text:p>29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336.9">
                <text:p>33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">
                <text:p>5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0">
                <text:p>72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796">
                <text:p>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